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E0000005EB1FC5BD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Hindi" svg:font-family="'Lohit Hindi'" style:font-pitch="variable"/>
    <style:font-face style:name="Liberation Serif" svg:font-family="'Liberation Serif'" style:font-family-generic="roman" style:font-pitch="variable"/>
    <style:font-face style:name="ＭＳ Ｐゴシック" svg:font-family="'ＭＳ Ｐゴシック'" style:font-family-generic="script"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WSBAPCEventMatrix" style:family="table">
      <style:table-properties style:width="6.6979in" fo:margin-left="0in" fo:margin-right="-0.0028in" fo:margin-top="0.1in" fo:margin-bottom="0.1in" table:align="margins" style:may-break-between-rows="false"/>
    </style:style>
    <style:style style:name="WSBAPCEventMatrix.A" style:family="table-column">
      <style:table-column-properties style:column-width="0.6688in" style:rel-column-width="6543*"/>
    </style:style>
    <style:style style:name="WSBAPCEventMatrix.B" style:family="table-column">
      <style:table-column-properties style:column-width="0.9667in" style:rel-column-width="9458*"/>
    </style:style>
    <style:style style:name="WSBAPCEventMatrix.C" style:family="table-column">
      <style:table-column-properties style:column-width="0.6979in" style:rel-column-width="6828*"/>
    </style:style>
    <style:style style:name="WSBAPCEventMatrix.D" style:family="table-column">
      <style:table-column-properties style:column-width="0.5625in" style:rel-column-width="5503*"/>
    </style:style>
    <style:style style:name="WSBAPCEventMatrix.E" style:family="table-column">
      <style:table-column-properties style:column-width="0.5521in" style:rel-column-width="5401*"/>
    </style:style>
    <style:style style:name="WSBAPCEventMatrix.F" style:family="table-column">
      <style:table-column-properties style:column-width="0.8125in" style:rel-column-width="7949*"/>
    </style:style>
    <style:style style:name="WSBAPCEventMatrix.G" style:family="table-column">
      <style:table-column-properties style:column-width="0.6146in" style:rel-column-width="6013*"/>
    </style:style>
    <style:style style:name="WSBAPCEventMatrix.H" style:family="table-column">
      <style:table-column-properties style:column-width="0.75in" style:rel-column-width="7338*"/>
    </style:style>
    <style:style style:name="WSBAPCEventMatrix.I" style:family="table-column">
      <style:table-column-properties style:column-width="0.5104in" style:rel-column-width="4994*"/>
    </style:style>
    <style:style style:name="WSBAPCEventMatrix.J" style:family="table-column">
      <style:table-column-properties style:column-width="0.5632in" style:rel-column-width="5508*"/>
    </style:style>
    <style:style style:name="WSBAPCEventMatrix.A1" style:family="table-cell">
      <style:table-cell-properties fo:padding="0.0382in" fo:border-left="0.0007in solid #000000" fo:border-right="none" fo:border-top="0.0007in solid #000000" fo:border-bottom="0.0007in solid #000000"/>
    </style:style>
    <style:style style:name="WSBAPCEventMatrix.B1" style:family="table-cell">
      <style:table-cell-properties fo:padding="0.0382in" fo:border="0.0007in solid #000000"/>
    </style:style>
    <style:style style:name="WSBAPCEventMatrix.B2" style:family="table-cell">
      <style:table-cell-properties fo:padding="0.0382in" fo:border-left="0.0007in solid #000000" fo:border-right="none" fo:border-top="none" fo:border-bottom="0.0007in solid #000000"/>
    </style:style>
    <style:style style:name="WSBAPCEventMatrix.J2" style:family="table-cell">
      <style:table-cell-properties fo:padding="0.0382in" fo:border-left="0.0007in solid #000000" fo:border-right="0.0007in solid #000000" fo:border-top="none" fo:border-bottom="0.0007in solid #000000"/>
    </style:style>
    <style:style style:name="WSBAPCEventMatrix.E3" style:family="table-cell">
      <style:table-cell-properties fo:background-color="transparent" fo:padding="0.0382in" fo:border-left="0.0007in solid #000000" fo:border-right="none" fo:border-top="none" fo:border-bottom="0.0007in solid #000000">
        <style:background-image/>
      </style:table-cell-properties>
    </style:style>
    <style:style style:name="Table1" style:family="table">
      <style:table-properties style:width="6.6979in" fo:margin-left="0in" fo:margin-right="-0.0028in" fo:margin-top="0.1in" fo:margin-bottom="0.1in" table:align="margins" style:may-break-between-rows="false"/>
    </style:style>
    <style:style style:name="Table1.A" style:family="table-column">
      <style:table-column-properties style:column-width="0.7292in" style:rel-column-width="7134*"/>
    </style:style>
    <style:style style:name="Table1.B" style:family="table-column">
      <style:table-column-properties style:column-width="0.609in" style:rel-column-width="5958*"/>
    </style:style>
    <style:style style:name="Table1.C" style:family="table-column">
      <style:table-column-properties style:column-width="0.8285in" style:rel-column-width="8106*"/>
    </style:style>
    <style:style style:name="Table1.D" style:family="table-column">
      <style:table-column-properties style:column-width="0.5104in" style:rel-column-width="4994*"/>
    </style:style>
    <style:style style:name="Table1.F" style:family="table-column">
      <style:table-column-properties style:column-width="0.8292in" style:rel-column-width="8112*"/>
    </style:style>
    <style:style style:name="Table1.G" style:family="table-column">
      <style:table-column-properties style:column-width="0.6694in" style:rel-column-width="6550*"/>
    </style:style>
    <style:style style:name="Table1.J" style:family="table-column">
      <style:table-column-properties style:column-width="0.6729in" style:rel-column-width="658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background-color="transparent" fo:padding="0.0382in" fo:border-left="0.0007in solid #000000" fo:border-right="none" fo:border-top="none" fo:border-bottom="0.0007in solid #000000">
        <style:background-image/>
      </style:table-cell-properties>
    </style:style>
    <style:style style:name="Table1.J2" style:family="table-cell">
      <style:table-cell-properties fo:padding="0.0382in" fo:border-left="0.0007in solid #000000" fo:border-right="0.0007in solid #000000" fo:border-top="none" fo:border-bottom="0.0007in solid #000000"/>
    </style:style>
    <style:style style:name="Table2" style:family="table">
      <style:table-properties style:width="6.6951in" fo:margin-top="0.1in" fo:margin-bottom="0.1in" table:align="margins" style:may-break-between-rows="false"/>
    </style:style>
    <style:style style:name="Table2.A" style:family="table-column">
      <style:table-column-properties style:column-width="0.6694in" style:rel-column-width="6552*"/>
    </style:style>
    <style:style style:name="Table2.J" style:family="table-column">
      <style:table-column-properties style:column-width="0.6708in" style:rel-column-width="65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E3" style:family="table-cell">
      <style:table-cell-properties fo:background-color="transparent" fo:padding="0.0382in" fo:border-left="0.0007in solid #000000" fo:border-right="none" fo:border-top="none" fo:border-bottom="0.0007in solid #000000">
        <style:background-image/>
      </style:table-cell-properties>
    </style:style>
    <style:style style:name="Table3" style:family="table">
      <style:table-properties style:width="6.6979in" fo:margin-left="0in" fo:margin-right="-0.0028in" fo:margin-top="0.1in" fo:margin-bottom="0.1in" table:align="margins" style:may-break-between-rows="false"/>
    </style:style>
    <style:style style:name="Table3.A" style:family="table-column">
      <style:table-column-properties style:column-width="0.6688in" style:rel-column-width="6543*"/>
    </style:style>
    <style:style style:name="Table3.B" style:family="table-column">
      <style:table-column-properties style:column-width="0.8104in" style:rel-column-width="7929*"/>
    </style:style>
    <style:style style:name="Table3.C" style:family="table-column">
      <style:table-column-properties style:column-width="0.5833in" style:rel-column-width="5707*"/>
    </style:style>
    <style:style style:name="Table3.D" style:family="table-column">
      <style:table-column-properties style:column-width="0.75in" style:rel-column-width="7338*"/>
    </style:style>
    <style:style style:name="Table3.E" style:family="table-column">
      <style:table-column-properties style:column-width="0.5729in" style:rel-column-width="5605*"/>
    </style:style>
    <style:style style:name="Table3.G" style:family="table-column">
      <style:table-column-properties style:column-width="0.6667in" style:rel-column-width="6522*"/>
    </style:style>
    <style:style style:name="Table3.H" style:family="table-column">
      <style:table-column-properties style:column-width="0.5528in" style:rel-column-width="5408*"/>
    </style:style>
    <style:style style:name="Table3.J" style:family="table-column">
      <style:table-column-properties style:column-width="0.675in" style:rel-column-width="660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3.E3"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paragraph-properties fo:text-align="start" style:justify-single-word="false"/>
      <style:text-properties fo:font-size="8pt" style:font-size-asian="8pt" style:font-size-complex="8pt"/>
    </style:style>
    <style:style style:name="P4" style:family="paragraph" style:parent-style-name="Table_20_Contents">
      <style:paragraph-properties fo:text-align="justify" style:justify-single-word="false"/>
      <style:text-properties fo:font-size="8pt" style:font-size-asian="8pt" style:font-size-complex="8pt"/>
    </style:style>
    <style:style style:name="P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 style:family="paragraph" style:parent-style-name="arj-legal">
      <style:paragraph-properties fo:break-before="page"/>
    </style:style>
    <style:style style:name="P7" style:family="paragraph" style:parent-style-name="Contents_20_1">
      <style:paragraph-properties>
        <style:tab-stops>
          <style:tab-stop style:position="6.6953in" style:type="right" style:leader-style="dotted" style:leader-text="."/>
        </style:tab-stops>
      </style:paragraph-properties>
    </style:style>
    <style:style style:name="P8" style:family="paragraph" style:parent-style-name="Contents_20_2">
      <style:paragraph-properties>
        <style:tab-stops>
          <style:tab-stop style:position="6.4984in" style:type="right" style:leader-style="dotted" style:leader-text="."/>
        </style:tab-stops>
      </style:paragraph-properties>
    </style:style>
    <style:style style:name="P9" style:family="paragraph" style:parent-style-name="Contents_20_3">
      <style:paragraph-properties>
        <style:tab-stops>
          <style:tab-stop style:position="6.302in" style:type="right" style:leader-style="dotted" style:leader-text="."/>
        </style:tab-stops>
      </style:paragraph-properties>
    </style:style>
    <style:style style:name="P10" style:family="paragraph" style:parent-style-name="Contents_20_4">
      <style:paragraph-properties>
        <style:tab-stops>
          <style:tab-stop style:position="6.1055in" style:type="right" style:leader-style="dotted" style:leader-text="."/>
        </style:tab-stops>
      </style:paragraph-properties>
    </style:style>
    <style:style style:name="P11" style:family="paragraph" style:parent-style-name="Heading_20_3">
      <style:paragraph-properties fo:break-before="page"/>
    </style:style>
    <style:style style:name="P12" style:family="paragraph" style:parent-style-name="Heading_20_1">
      <style:paragraph-properties fo:break-before="page"/>
    </style:style>
    <style:style style:name="P13" style:family="paragraph" style:parent-style-name="Text_20_body" style:list-style-name="L4"/>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text-properties fo:font-style="italic" style:font-style-asian="italic" style:font-style-complex="italic"/>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2">
      <style:paragraph-properties fo:margin-left="0in" fo:margin-right="0in" fo:text-indent="-0.25in" style:auto-text-indent="false"/>
    </style:style>
    <style:style style:name="P20" style:family="paragraph">
      <style:paragraph-properties fo:text-align="center"/>
    </style:style>
    <style:style style:name="P21" style:family="paragraph">
      <style:paragraph-properties fo:text-align="center"/>
      <style:text-properties style:font-name="Liberation Sans" fo:font-size="11pt" style:font-size-asian="11pt" style:font-size-complex="11pt"/>
    </style:style>
    <style:style style:name="P22" style:family="paragraph">
      <style:paragraph-properties fo:text-align="center"/>
      <style:text-properties style:font-name="Liberation Sans"/>
    </style:style>
    <style:style style:name="P23" style:family="paragraph">
      <style:paragraph-properties fo:text-align="center"/>
      <style:text-properties style:font-name="Liberation San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language="zxx" fo:country="none" style:language-asian="zxx" style:country-asian="none" style:language-complex="zxx" style:country-complex="none"/>
    </style:style>
    <style:style style:name="T5" style:family="text">
      <style:text-properties style:font-name="Liberation Sans" fo:font-size="11pt" style:font-size-asian="11pt" style:font-size-complex="11pt"/>
    </style:style>
    <style:style style:name="T6" style:family="text">
      <style:text-properties style:font-name="Liberation Sans" fo:font-size="11pt" fo:font-weight="bold" style:font-size-asian="11pt" style:font-weight-asian="bold" style:font-size-complex="11pt" style:font-weight-complex="bold"/>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fill-image-name="Fiery"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 Framework Re-implementation Plan</text:p>
      <text:p text:style-name="Subtitle">Version 0.1</text:p>
      <text:p text:style-name="Subtitle">Andrew Dinn</text:p>
      <text:p text:style-name="Subtitle">22 April 2010</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3</text:p>
          <text:p text:style-name="P7">Critical Appraisal of the Prototype Implementation<text:tab/>4</text:p>
          <text:p text:style-name="P8">Supporting Alternative Transaction Protocols<text:tab/>4</text:p>
          <text:p text:style-name="P8">Supporting the Full Transaction Lifecycle<text:tab/>5</text:p>
          <text:p text:style-name="P8">Request Grouping<text:tab/>6</text:p>
          <text:p text:style-name="P8">Auxiliary Transaction Management<text:tab/>7</text:p>
          <text:p text:style-name="P7">Working Towards For A New Framework<text:tab/>8</text:p>
          <text:p text:style-name="P8">Participant Service Models<text:tab/>8</text:p>
          <text:p text:style-name="P9">WS-BA Participant Completion Transition Diagram<text:tab/>9</text:p>
          <text:p text:style-name="P9">WS-BA Participant Completion Event/State Matrix<text:tab/>9</text:p>
          <text:p text:style-name="P10">Participant or Framework Generated Events<text:tab/>10</text:p>
          <text:p text:style-name="P10">Coordinator Generated Events<text:tab/>11</text:p>
          <text:p text:style-name="P9">WSAT Participant Transition Diagram<text:tab/>12</text:p>
          <text:p text:style-name="P9">WSAT Extended Event/State Matrix<text:tab/>13</text:p>
          <text:p text:style-name="P10">Participant or Framework Generated Events<text:tab/>13</text:p>
          <text:p text:style-name="P10">Coordinator Generated Events<text:tab/>14</text:p>
          <text:p text:style-name="P8">New Framework Model Annotations And Related Classes<text:tab/>14</text:p>
          <text:p text:style-name="P8">New Annotation Model Controls and Data Managers<text:tab/>23</text:p>
        </text:index-body>
      </text:table-of-content>
      <text:h text:style-name="Heading_20_1" text:outline-level="1"/>
      <text:p text:style-name="P6"><text:span text:style-name="arj-bold">Copyright</text:span></text:p>
      <text:p text:style-name="arj-legal">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 Copyright <text:date style:data-style-name="N116" text:date-value="2011-02-10T17:31:42.99">2011</text:date> Red Hat.</text:p>
      <text:h text:style-name="Heading_20_1" text:outline-level="1"/>
      <text:h text:style-name="P12" text:outline-level="1">Introduction</text:h>
      <text:p text:style-name="Standard">Implementation of the BA Framework prototype was a useful experiment to identify how an annotation and injection based transaction framework might</text:p>
      <text:list xml:id="list1629353807" text:style-name="L1">
        <text:list-item>
          <text:p text:style-name="P14">help BA service implementors separate business logic and transactional management concerns</text:p>
        </text:list-item>
        <text:list-item>
          <text:p text:style-name="P14">automate some of the implementation of BA transaction lifecycle management</text:p>
        </text:list-item>
      </text:list>
      <text:p text:style-name="Standard">It is worth summarizing the main features of how the framework operates. This will serve to introduce terminology and also establish a position from <text:s/>which to critically appraise the framework and identify requirements for a product version.</text:p>
      <text:p text:style-name="Standard">In abstract terms, the framework works by <text:span text:style-name="T1">registering lifecycle method</text:span><text:span text:style-name="T2"> callbacks in response to </text:span><text:span text:style-name="T1">service requests</text:span><text:span text:style-name="T2"> made while a transaction is active</text:span><text:span text:style-name="T1">.</text:span><text:span text:style-name="T2"> This transaction is referred to as the </text:span><text:span text:style-name="T1">originating transaction</text:span><text:span text:style-name="T2">. The framework ensures that the lifecycle methods are </text:span><text:span text:style-name="T1">triggered</text:span><text:span text:style-name="T2"> (i.e. called with arguments defined at registration time) when an appropriate </text:span><text:span text:style-name="T1">lifecycle event</text:span><text:span text:style-name="T2"> occurs in the originating transaction. This allows the lifecycle methods to enact the business logic relevant to the sequence of service calls, either moving the transaction forward to completion or unrolling or repairing actions which have been performed by service requests or by earlier lifecycle method callbacks.</text:span></text:p>
      <text:p text:style-name="Standard">A <text:span text:style-name="T1">service request</text:span> is a call to a method of a Web Service or EJB implementation class while the originating transaction is active. The service class and service method must be identified using framework annotations in order for the framework to recognize a call to the method as a service request. There is no reason to restrict the framework only to apply to EJB or web service requests. In principle a service request could also be an invocation of an annotated POJO method. The framework enlists the service as a participant in the originating transaction at the first service request.</text:p>
      <text:p text:style-name="Standard">A <text:span text:style-name="T1">lifecycle method</text:span> may simply be a POJO method or it may be an EJB or WS method. In the framework demo the lifecycle methods are implemented by the EJB class which implements the transactional service itself. However, it is quite legitimate for them to be implemented by one or more independent classes. Lifecycle methods do not have to be decorated with framework annotations – the prototype appears to be happy to call unannotated lifecycle methods – although it might be useful to require some sort of annotation for the purpose of verification.</text:p>
      <text:p text:style-name="Standard">Callback execution for POJO methods proceeds by creating an instance and invoking the method. EJB or WS callbacks are executed by creating and invoking a suitable proxy using the appropriate EJB or WS API (for WS callbacks the prototype employs JaxRPC via DII but it could just as easily employ JaxWS using either a Proxy or a Dispatch). These latter execution modes raise the possibility that the lifecycle <text:s/>method may execute remotely in a different JVM/server to the service request.</text:p>
      <text:p text:style-name="Standard">The framework ensures that data available to the service request is saved and subsequently retrieved so it is available for use in the lifecycle method. Data collection and retrieval can be configured using several alternative schemes which rely on annotations attached to the service request and lifecycle methods. Alternatively, it can be performed explicitly by the service/lifecycle method implementation using a <text:span text:style-name="T1">data manager</text:span> injected into the method's target object. Obviously, injection is not an option when the lifecycle method is executed remotely since the relevant data is not available.</text:p>
      <text:p text:style-name="Standard">The framework ensures, where necessary, that the list of registered callbacks and any data saved during execution of service requests is persisted in the transaction log at the <text:soft-page-break/>point where the participant state is logged for recovery purposes. This allows the data to be reconstructed during crash recovery and supplied to lifecycle callbacks invoked <text:s/>during transaction recovery processing (the prototype does not implement this recovery functionality).</text:p>
      <text:p text:style-name="Standard">The framework supports execution of lifecycle callbacks within their own independent <text:span text:style-name="T1">auxiliary transaction</text:span>. For example, WS callbacks registered for <text:s/>a WS-BA COMPENSATE event may need to execute within a WS-AT transaction; EJB callbacks registered for a COMPLETE event may need to execute within a JTA transaction. The prototype only provides very limited support for auxiliary transactions and requirements are consequently rather vague. It currently only considers lifecycle events occurring <text:s/>in a WS-BA originating transaction and only provides the opportunity to wrap individual EJB lifecycle method callbacks in one-off JTA transactions. This leaves many issues unaddressed.</text:p>
      <text:h text:style-name="Heading_20_1" text:outline-level="1">Critical Appraisal of the Prototype Implementation</text:h>
      <text:p text:style-name="Standard">The prototype implementation is lacking in certain key regards:</text:p>
      <text:list xml:id="list444040103" text:style-name="L2">
        <text:list-item>
          <text:p text:style-name="P15">the implementation only supports the BA protocol and is closely coupled to that protocol</text:p>
        </text:list-item>
        <text:list-item>
          <text:p text:style-name="P15">even with this limited remit it only automates or simplifies certain aspects of BA processing</text:p>
        </text:list-item>
        <text:list-item>
          <text:p text:style-name="P15">it fails to automate negotiations between the BA web service and the BA coordinator at the correct level of granularity, independently negotiating with the coordinator the callbacks associated with <text:s/>each individual service request rather than grouping requests by service or service group.</text:p>
        </text:list-item>
        <text:list-item>
          <text:p text:style-name="P15">it provides a limited capability for lifecycle callbacks to run in auxiliary transactions but does not adequately deal with failure of these transactions nor with exceptions thrown by lifecycle methods.</text:p>
          <text:p text:style-name="P19">To be fair, the reason the prototype is limited only to the BA protocol and only to specific lifecycle events in that protocol is that these are the key events which need managing in order to make it possible to </text:p>
        </text:list-item>
      </text:list>
      <text:list xml:id="list972117620" text:style-name="L3">
        <text:list-item>
          <text:p text:style-name="P16">automatically bridge a WSBA transaction to a JTA transaction while executing web service requests</text:p>
        </text:list-item>
        <text:list-item>
          <text:p text:style-name="P16">automatically bridge a WSBA transaction to a different JTA transaction and involve the web service when performing close or compensation processing</text:p>
        </text:list-item>
      </text:list>
      <text:p text:style-name="Standard">In other words the BA Framework was primarily only interested in enabling BA web services to use XA resources i) while the transaction is <text:span text:style-name="Code_20_Text">ACTIVE</text:span> and ii) during <text:span text:style-name="Code_20_Text">COMPENSATE</text:span> or <text:span text:style-name="Code_20_Text">CLOSE</text:span> processing.</text:p>
      <text:p text:style-name="Standard">This consideration actually accentuates the last of the failings identified above. Any auxiliary transaction employed during close or compensation processing ought to be tied to the enclosing BA transaction lifecycle using a subordinate coordination model similar to that used in WSAT-JTA bridging. This is necessary to provide the relevant transactional guarantees for any data updates performed during close or compensation processing.</text:p>
      <text:p text:style-name="Standard">However, the same consideration mitigates the significance of auxiliary transaction management to a more general framework. In general it is not appropriate for lifecycle event handlers to be making changes to transactional data modified during the active phase of the transaction precisely because the transaction is no longer active when many of those events occur. Compensation and Close processing are special in that they <text:soft-page-break/>explicitly represent a second phase of transaction activity in which data changes are expected.</text:p>
      <text:p text:style-name="Standard">The problem with the current framework's limited event model is not that it disallows necessary changes to transactional data in response to the unhandled events, rather that it provides a means for making changes to transactional data where appropriate but without adequate transactional guarantees. A lifecyle handler might potentially require the use of an independent transactional resource not used by the triggering transaction. However, it is difficult to see why this should be a concern of the framework.</text:p>
      <text:p text:style-name="Standard">It is still unclear to what extent there is a need to address all the other potential lifecycle events which can occur in WSBA or in other transaction protocols. A positive answer to this question seemed much more obvious when this document was first drafted but seems less so now that the WSBA-JTA bridging requirement has been identified and isolated. A proper answer may, perhaps, only emerge from trying to define a more general framework and apply it to specific cases.</text:p>
      <text:h text:style-name="Heading_20_2" text:outline-level="2">Supporting Alternative Transaction Protocols</text:h>
      <text:p text:style-name="Standard">Clearly, the first of these omissions is the most important one to address. It would be better if the transaction framework were based on an abstract model of how transactional services interact with their coordinator which was capable of embracing multiple protocols. The BA Framework implementation could then be reworked as a specific instantiation of that model.</text:p>
      <text:p text:style-name="Standard">At the very minimum the framework should include the WS-AT protocol so that, at the very least, it unifies bridging from WSAT to JTA with bridging from WSBA to JTA. However, it is also worth considering extending the framework to other transaction protocols. The most obvious application beyond the WS protocols is to REST Transactions, either to the REST Atomic Transaction protocol or the <text:s/>REST JDI protocol. If the framework can extend to cover WSBA and WSAT then it should easily extend to fit REST AT and REST JDI since the protocols are essentially the same.</text:p>
      <text:p text:style-name="Standard">The framework might also usefully support lifecycle handling in JTA transactions configured via annotations. This would, at least, provide an annotation based scheme for implementing synchronizations. It would also be very useful if the framework could be employed, say, to enable a POJO based service to operate as a virtual XAResource in a JTA (or JTS) transaction.</text:p>
      <text:p text:style-name="Standard">One interesting possibility is that participant services might be able to participate in all three atomic transaction services and/or both <text:bookmark-start text:name="DDE_LINK6"/>forward compensation transaction<text:bookmark-end text:name="DDE_LINK6"/> services without really needing to be aware of the specific details of which protocol is being employed. It would be highly desirable for the service to be able declare how it interacts with the framework at the appropriate level of generality i.e. to configure behaviours which are appropriate for any protocol, those which apply only to atomic transactions or only to forward compensation transactions and then those which apply to a specific protocol from these two families.</text:p>
      <text:p text:style-name="Standard">The BA spec itself provides a possible model for an abstraction on which to base a generic framework. It defines a state model for each of the transactional agents, the client, participant and coordinator. It also identifies events generated by these agents which may initiate local state transitions and/or propagate messages to other agents. Delivery of these messages may in turn generate events which drive remote state transitions and so on. This type of model should be able to be adapted to capture the interactions which occur in other transaction models.</text:p>
      <text:p text:style-name="Standard"><text:soft-page-break/>Obviously, the framework only needs to be based on events occurring in the participant. Indeed, it really only needs to automate actions in response to a subset of the events which drive participant state transitions. These events are most readily identified by inspecting the interfaces exposed to transactional services by the existing transaction <text:s/>protocol <text:s/>implementations. For example, for the BA protocol this includes the two interfaces which must be implemented by the service in order to respond to coordinator generated events, <text:span text:style-name="Code_20_Text">BusinessAgreementWithParticipantCompletionParticipant</text:span> and <text:s/><text:span text:style-name="Code_20_Text">BusinessAgreementWithCoordinatorCompletionParticipant</text:span>. It also includes the <text:span text:style-name="Code_20_Text">BAParticipantManager</text:span> interface which defines the control used by the participant to notify participant generated events. By contrast, for the JTA protocol the participant only ever reacts to coordinator generated events so there is only one set of interfaces to consider, <text:span text:style-name="Code_20_Text">XAResource</text:span> and <text:span text:style-name="Code_20_Text">Synchronization</text:span>.</text:p>
      <text:h text:style-name="Heading_20_2" text:outline-level="2">Supporting the Full Transaction Lifecycle</text:h>
      <text:p text:style-name="Standard">The second failing of the prototype is a direct consequence of the first. Because the prototype implementation is not based on an abstract model it only addresses a subset of the BA transaction lifecycle and does so in a rather ad hoc manner. It started off by automating invocation of compensation actions and progressed to include automatic execution of completion actions. However, compensation and completion are only two of the state transition events which occur in the BA transaction lifecycle. The prototype employs a lot of special case processing for these two cases which replicates many common functions. Implementation of a more abstract model should cater for all the relevant lifecycle events both within and across all the supported transaction protocols and should be able to employ common code to identify, register and trigger lifecycle method callbacks.</text:p>
      <text:p text:style-name="Standard">A related problem is that some of the the omitted events, such as participant exit or participant failure, cannot be handled using the existing annotation-based model. These events need to be identified and notified, either by the framework or by the service, based on the progress of service execution. For example, a service ought to be able to notify a “read only” event at completion of a service request if it made no transactionally significant updates. Notification of <text:s/>this event should inhibit registration of associated lifecycle methods. If all service requests in a transaction are “read only” then in, say, a BA transaction the framework could automatically EXIT the participant at completion rather than post a COMPLETED message to the coordinator. Similarly, if this situation arises with <text:s/>a JTA transaction the framework could <text:s/>automatically vote READ_ONLY when asked to PREPARE. A more generic model will require extension of the framework client interface to enable management of these more complex cases.</text:p>
      <text:h text:style-name="Heading_20_2" text:outline-level="2">Request Grouping</text:h>
      <text:p text:style-name="Standard">The third failing also reflects a too concrete approach to the design of the prototype. Currently, the framework independently completes and then compensates each individual EJB or Web Service request. This makes no difference when the transaction only employs a single service request for a given service. However, when negotiating the coordination of transactions involving multiple service requests it multiplies the amount of work involved by the number of requests made. What is worse, it implies exposing the outcomes of requests piecemeal and, where necessary, compensating them piecemeal.</text:p>
      <text:p text:style-name="Standard">The framework needs to provide a means of identifying sets of service requests whose lifecycle processing should be managed as a group. For example, with a Web Service or EJB it would be natural to employ a single registered participant to accumulate <text:soft-page-break/>compensation or completion actions for <text:span text:style-name="T1">all</text:span> invocations of methods of the Web Service or EJB implementation class <text:s/>within the originating transaction(i.e. grouping occurs at the level of the framework service). This is probably the finest level of granularity that needs to be supported – partitioning multiple service requests within the same transaction is possible but it is more simply achieved by just creating separate services. It might also be useful to be able to group requests from several related service classes co-located in one JVM, e.g. by providing a service group id in the framework service annotation.</text:p>
      <text:p text:style-name="Standard">Request grouping <text:s/>is particularly important when triggered completion or compensation lifecycle methods need to execute inside an auxiliary transaction, for example calling an EJB method inside an auxiliary JTA transaction. The current framework executes each completion or compensation operation in its own separate transaction. Grouping of operations would allow a single JTA transaction to be used <text:s/>to perform all the transactional EJB calls, committing all changes atomically.</text:p>
      <text:p text:style-name="Standard">Request grouping is also important when it comes to dealing with failures. For example, if a BA Compensation lifecycle method detects an error and throws an exception the framework should fail the transaction and trigger execution of BA Fail lifecycle methods. Depending on how the failure is notified this may require either completing or skipping further calls to Compensation lifecycle methods associated with the same request group.</text:p>
      <text:p text:style-name="Standard">As a side note it is worth remarking here that throwing exceptions from a lifecycle method might cater for some of the desired failure outcomes (this is discussed in more detail below). However, in general, a protocol-specific, programmatic interface will probably be needed to manage failure notification. One option is to inject a transaction control into the service request/trigger callback target instance in much the same way as the current data manager is injected. The type of the control and, hence, the operations it provided would be specific to the service's transaction protocol. It might also be appropriate to subtype the control injected under service requests or under the various different lifecyle callbacks so as only to expose control methods relevant to the injected context.</text:p>
      <text:p text:style-name="Standard">There are other reasons why request grouping will probably require the use of other control mechanisms beyond simple annotations. One example is provided by BA participant completion participants. The participant service needs to be able to trigger a Completed event at a suitable point during the service lifecycle. A multi-request participant completion participant might be able to associate this event with a specific, clearly defined terminal request (e.g. confirmBooking). In this case a method annotation would be all that was needed to drive the completion process (e.g. @Complete()). However, in other cases the decision whether to complete or continue servicing requests may depend upon the outcome of each successive request and annotations will not be adequate for these cases.</text:p>
      <text:h text:style-name="Heading_20_2" text:outline-level="2">Auxiliary Transaction Management</text:h>
      <text:p text:style-name="Standard">Finally, the lack of attention to management of auxiliary transactions and the handling of failures is the most complex problem which the prototype leaves open. There are quite a few questions to consider, the most significant one being whether or not it is even appropriate for the framework to provide support for auxiiliary transactions (as opposed to bridged transactions). If the framework does take responsibility for bridging – and this seems to be an important thing for it to do – then this may constitute a reason for involving it in managing auxiliary transactions since it may be necessary to temporarily suspend the triggering transaction in order to run lifecycle methods in an auxiliary transaction. However, this task could also be left to the service implementation.</text:p>
      <text:p text:style-name="P17">[This discussion is probably irrelevant since the framework should only support bridging and require any further transaction creation to be done transparently by the service itself]</text:p>
      <text:p text:style-name="Standard"><text:soft-page-break/>Assuming the framework does support such activity the following questions arise. Firstly, when multiple transactional lifecycle methods are registered for a given lifecycle event are they to execute within a single auxiliary transaction or in their own individual transactions? The former would seem to be the preferred option both on performance grounds and also in order to make changes visible atomically. It seems appropriate that responses to actions subsumed within a single originating transaction should themselves be subsumed within a single auxiliary transaction (or at least that all transactional EJB invocations operate in a single auxiliary JTA transaction, all WSBA service invocations in a single auxiliary WSBA transaction etc). There may be a case to be made for also allowing separate auxiliary transactions for each callback or providing some way of grouping callbacks into subsets each of which has its own transaction but, at the very least, use of a single transaction should be the norm.</text:p>
      <text:p text:style-name="Standard">Secondly, how is the framework to propagate transaction failure from auxiliary transactions to the originating transaction? This question only addresses part of a more general issue because the framework also has to determine how to propagate exceptions thrown by lifecycle methods back to the triggering transaction.</text:p>
      <text:p text:style-name="Standard">In some cases the transaction protocol goes some way towards addressing this question. For example, WS-BA allows a COMPENSATE event to trigger a FAIL response. So, if a lifecycle method triggered during compensate processing throws an exception then clearly the participant needs to notify the coordinator that compensation has failed. However, even in this case there is still the question of what to do when multiple callbacks and, possibly, multiple auxiliary transactions are involved. Should an exception halt all further COMPENSATE callbacks, roll back all auxiliary transactions which are still in progress, and immediately trigger FAIL processing? Or should FAIL processing be postponed until after any remaining compensation lifecycle methods have been triggered? Perhaps the exception should only inhibit triggering of lifecycle methods located in the same auxiliary transaction as the one which threw the exception?</text:p>
      <text:p text:style-name="Standard">The answer to these questions is that the framework would probably need to provide several ways <text:s/>to negotiate such failures. Lifecycle method and service annotations could have properties which configure how to respond to failures. Similarly, lifecycle methods could throw specific types of exceptions to indicate the severity of a failure and/or the response expected from the framework.</text:p>
      <text:p text:style-name="Standard">Thirdly, in certain cases it will be necessary to isolate auxiliary transactions from their originating transaction. For example, if a Web Service callback is triggered by a WS-BA COMPLETE event and the lifecycle method needs to run in its own WS-AT transaction then the WS-BA transaction must be suspended while the WS-AT transaction is active. Bridging also complicates matters. If a WS-AT transaction is bridged to a JTA transaction then before triggering EJB lifecyle methods at PREPARE the framework must suspend the bridged-to transaction in order to be able to run the EJB call in an auxiliary JTA transaction. Suspension and resumption may also be necessary if, say, successive EJB lifecycle methods require a transaction in one case and require no transaction in the second case.</text:p>
      <text:p text:style-name="Standard">Fourthly, it is worth noting that in almost all cases it is not legitimate for lifecycle methods to read or update external transactional resources (or access other transactional services) within the scope of the originating transaction. This is because in almost all cases the transaction will no longer be active. Even PREPARE lifecycle methods are subject to this restriction; when this lifecycle event occurs the participant may not have prepared but other participants enlisted in the transaction, including resource managers, may already have done so. Also, the transaction coordinator will certainly no longer allow new participants to be enlisted. It might be possible to delay propagation of the prepare to <text:soft-page-break/>dependent resources long enough to allow the lifecycle handler to employ those resources transactionally but this is not necessarily obvious nor straightforward to achieve.</text:p>
      <text:p text:style-name="Standard">This observation has some further implications. For example, a PREPARE lifecycle method may update transactional resources in an auxiliary transaction but it must be careful not to contend for resources accessed by the service requests which triggered it. If it commits such changes it will either fail with a resource conflict or, worse, successfully modify the resource, invalidating the transaction it is helping to PREPARE.</text:p>
      <text:p text:style-name="Standard">Another issue is that the use of auxiliary transactions opens up a window where operations performed in auxiliary transactions may be orphaned because of failures to write or delete log records in the triggering transaction. For example, an auxiliary JTA transaction which is used to execute PREPARE callbacks might commit just before a JVM crash. So, the participant details will not be logged and hence no COMMIT or ROLLBACK processing will occur for the triggering transaction. The lifecycle callbacks needs to be written so that they are resilient to such failures. Similarly, a commit for a transaction which executes COMPENSATE callbacks cannot rely upon a participant record being deleted if the JVM crashes immediately after it is committed and hence may need to guard against rerun of the COMPENSATE callbacks.</text:p>
      <text:p text:style-name="P17">[End of elided discussion]</text:p>
      <text:p text:style-name="Standard">It seems it would be most appropriate for the framework to restrict itself, at least initially, to managing transaction bridging only. The requirements for bridging might be explicitly or implicitly defined. A web service might explicitly configure bridging to, say, JTA in the service participant class annotation or in a service request <text:s/>method annotation. Alternatively, the presence of a JTA lifecycle handler annotation on a service request method of a web service class might indicate that any enclosing WS transaction should be bridged to a JTA transaction if this has not already performed in response to an earlier request. In the former case it would be automatic for web service requests to be able to do something simple like invoke an EJB. The latter case would be fine if the application really needed to handle JTA events but this will be unlikely in most cases. So, it is probably best to configure bridging at the service participant class level.</text:p>
      <text:h text:style-name="Heading_20_1" text:outline-level="1">Working Towards For A New Framework</text:h>
      <text:h text:style-name="Heading_20_2" text:outline-level="2">Participant Service Models</text:h>
      <text:p text:style-name="Text_20_body">For each transaction protocol supported by the framework a participant service model needs to be constructed using states, events and messages.</text:p>
      <text:p text:style-name="Text_20_body">For each transaction type a set of participant service <text:span text:style-name="T1">states</text:span> and <text:span text:style-name="T1">transitions</text:span> between states must be described using a state transition network. Not all states recognized by the transaction need necessarily be represented in the framework. Only certain state transitions are legitimate but the graph must be <text:s/>fully connected and all full paths must lead from an initial ACTIVE state to a terminal ENDED state.</text:p>
      <text:p text:style-name="Text_20_body">Where the protocol supports different types of participant it may be necessary to provide variants of the model. For example, a service using the WS-BA model may have to select either participant completion or coordinator completion. However, it may be possible to fold the behaviour of the various participant types defined in the underlying transaction protocol into a single participant model. For example, for the WS-AT protocol a single model may subsume the behaviour of volatile and durable participants. Services using this model may register callbacks for both PRE_PREPARE events and PREPARE events even though this implies enlistment of multiple participants on behalf of the service. Ditto for COMMIT and <text:soft-page-break/>POST_COMMIT callbacks.</text:p>
      <text:p text:style-name="Text_20_body">Participant state transitions occur in response to events. Only certain specific events can legitimately occur in any specific state. Only some events cause a state transition. Others may just require actions to be taken <text:s/>by the framework <text:s/>or may be no-ops. The details of precisely how each event should <text:s/>be handled in each state are defined by an event/state <text:s/>matrix. Matrix rows are indexed by event and the matrix columns by state. A matrix entry identifies the state transitioned to when the event occurs (omitted if no transition occurs) actions to be taken by the framework.</text:p>
      <text:p text:style-name="Text_20_body">Actions define whether or not to execute lifecycle callbacks associated with the event and specify details of how to proceed with or abort execution in case of various types of failure. If execution does continue, this should include details of how failures should be aggregated and propagated, possibly by generating a suitable event. Matrix entries also include details of messages dispatched to the coordinator where necessary. In some cases this may be implied by the protocol specification but in others it may be necessary for the framework to take action to ensure that the correct response is dispatched to the coordinator.</text:p>
      <text:p text:style-name="Text_20_body">Events come in three flavours. Autonomous events are generated by participants themselves. They represent interventions by the service application such as signalling a failure or an exit. Input events are generated in response to delivery of messages from the coordinator. Dependent events are generated by the framework as a result of performing actions defined in the event/state matrix. Dependent events may have “strings attached” – they are only generated if certain conditions arise. An event which can cause execution of registered lifecycle callbacks in some specific state is referred to as a lifecycle event.</text:p>
      <text:p text:style-name="Text_20_body"/>
      <text:h text:style-name="Heading_20_3" text:outline-level="3">WS-BA Participant Completion Transition Diagram</text:h>
      <text:p text:style-name="Standard"><draw:frame draw:style-name="fr1" draw:name="Frame1" text:anchor-type="paragraph" svg:width="6.3161in" draw:z-index="0"><draw:text-box fo:min-height="4.1264in"><text:p text:style-name="Frame_20_contents"><draw:ellipse text:anchor-type="paragraph" draw:z-index="24" draw:style-name="gr1" draw:text-style-name="P21" svg:width="0.813in" svg:height="0.3232in" svg:x="0.2346in" svg:y="1.1736in"><text:p text:style-name="P20"><text:span text:style-name="T5">Active</text:span></text:p></draw:ellipse><draw:ellipse text:anchor-type="paragraph" draw:z-index="2" draw:style-name="gr1" draw:text-style-name="P21" svg:width="0.8232in" svg:height="0.3232in" svg:x="3.3909in" svg:y="1.1736in"><text:p text:style-name="P20"><text:span text:style-name="T5">Closing</text:span></text:p></draw:ellipse><draw:ellipse text:anchor-type="paragraph" draw:z-index="3" draw:style-name="gr1" draw:text-style-name="P21" svg:width="0.698in" svg:height="0.3232in" svg:x="5.0681in" svg:y="1.1736in"><text:p text:style-name="P20"><text:span text:style-name="T5">Ended</text:span></text:p></draw:ellipse><draw:ellipse text:anchor-type="paragraph" draw:z-index="1" draw:style-name="gr1" draw:text-style-name="P21" svg:width="1.115in" svg:height="0.3232in" svg:x="1.6201in" svg:y="1.1736in"><text:p text:style-name="P20"><text:span text:style-name="T5">Completed</text:span></text:p></draw:ellipse><draw:ellipse text:anchor-type="paragraph" draw:z-index="4" draw:style-name="gr1" draw:text-style-name="P21" svg:width="1.3752in" svg:height="0.3232in" svg:x="2.3492in" svg:y="1.8016in"><text:p text:style-name="P20"><text:span text:style-name="T5">Compensating</text:span></text:p></draw:ellipse><draw:ellipse text:anchor-type="paragraph" draw:z-index="5" draw:style-name="gr1" draw:text-style-name="P21" svg:width="1.0004in" svg:height="0.3232in" svg:x="2.5366in" svg:y="2.5929in"><text:p text:style-name="P20"><text:span text:style-name="T5">Canceling</text:span></text:p></draw:ellipse><draw:ellipse text:anchor-type="paragraph" draw:z-index="6" draw:style-name="gr1" draw:text-style-name="P21" svg:width="1.4378in" svg:height="0.3232in" svg:x="2.3181in" svg:y="3.2283in"><text:p text:style-name="P20"><text:span text:style-name="T5">Not Completing</text:span></text:p></draw:ellipse><draw:ellipse text:anchor-type="paragraph" draw:z-index="7" draw:style-name="gr1" draw:text-style-name="P22" svg:width="0.6878in" svg:height="0.3232in" svg:x="2.6929in" svg:y="0.3953in"><text:p text:style-name="P20"><text:span text:style-name="T5">Exiting</text:span></text:p></draw:ellipse><draw:line text:anchor-type="paragraph" draw:z-index="9" draw:style-name="gr2" draw:text-style-name="P20" svg:x1="2.4846in" svg:y1="1.572in" svg:x2="2.6098in" svg:y2="1.8012in"><text:p/></draw:line><draw:line text:anchor-type="paragraph" draw:z-index="10" draw:style-name="gr3" draw:text-style-name="P20" svg:x1="3.7866in" svg:y1="1.9157in" svg:x2="5.0677in" svg:y2="1.4965in"><text:p/></draw:line><draw:line text:anchor-type="paragraph" draw:z-index="11" draw:style-name="gr2" draw:text-style-name="P20" svg:x1="4.4846in" svg:y1="2.1244in" svg:x2="5.1827in" svg:y2="1.5827in"><text:p/></draw:line><draw:line text:anchor-type="paragraph" draw:z-index="12" draw:style-name="gr3" draw:text-style-name="P20" svg:x1="3.6098in" svg:y1="2.1244in" svg:x2="3.8496in" svg:y2="2.1764in"><text:p/></draw:line><draw:line text:anchor-type="paragraph" draw:z-index="13" draw:style-name="gr3" draw:text-style-name="P20" svg:x1="1.1201in" svg:y1="1.322in" svg:x2="1.5575in" svg:y2="1.322in"><text:p/></draw:line><draw:line text:anchor-type="paragraph" draw:z-index="14" draw:style-name="gr2" draw:text-style-name="P20" svg:x1="2.839in" svg:y1="1.322in" svg:x2="3.3287in" svg:y2="1.322in"><text:p/></draw:line><draw:line text:anchor-type="paragraph" draw:z-index="15" draw:style-name="gr3" draw:text-style-name="P20" svg:x1="3.5366in" svg:y1="2.5929in" svg:x2="3.8492in" svg:y2="2.4472in"><text:p/></draw:line><draw:path text:anchor-type="paragraph" draw:z-index="16" draw:style-name="gr3" draw:text-style-name="P20" svg:width="1.502in" svg:height="2.7535in" draw:transform="skewX (0.013089969389955) rotate (-1.28962378429955) translate (3.36991575836191in 0.863458424956298in)" svg:viewBox="0 0 3816 6995" svg:d="m0 134132c2181 0 3816-6995 3816-6995"><text:p/></draw:path><draw:path text:anchor-type="paragraph" draw:z-index="17" draw:style-name="gr2" draw:text-style-name="P20" svg:width="1.2315in" svg:height="1.7098in" draw:transform="skewX (0.05235987755982) rotate (-1.48894038487727) translate (2.36317839823633in 1.52171652088471in)" svg:viewBox="0 0 3129 4344" svg:d="m0 21517c2614 1 3129-4344 3129-4344"><text:p/></draw:path><draw:path text:anchor-type="paragraph" draw:z-index="18" draw:style-name="gr3" draw:text-style-name="P20" svg:width="1.6059in" svg:height="1.7642in" draw:transform="skewX (0.0607374579693912) rotate (-1.62856672503679) translate (2.35870762424406in 1.79168424277424in)" svg:viewBox="0 0 4080 4482" svg:d="m0-60206c3953 2 4080-4482 4080-4482"><text:p/></draw:path><draw:path text:anchor-type="paragraph" draw:z-index="19" draw:style-name="gr3" draw:text-style-name="P21" svg:width="0.6575in" svg:height="1.952in" draw:transform="skewX (-0.0310668606854932) rotate (1.49714343236045) translate (0.630555553043612in 1.12430555544852in)" svg:viewBox="0 0 1671 4959" svg:d="m0 64961c1281 0 1671 4959 1671 4959"><text:p/></draw:path><draw:path text:anchor-type="paragraph" draw:z-index="20" draw:style-name="gr3" draw:text-style-name="P20" svg:width="1.7846in" svg:height="1.1894in" draw:transform="skewX (0.006981317007976) rotate (0.010471975511964) translate (3.60556945960328in 1.5804648639155in)" svg:viewBox="0 0 4534 3022" svg:d="m0 589709c4931 2 4526-3022 4526-3022"><text:p/></draw:path><draw:path text:anchor-type="paragraph" draw:z-index="21" draw:style-name="gr2" draw:text-style-name="P20" svg:width="1.7189in" svg:height="1.748in" draw:transform="rotate (0.0382227106186686) translate (3.78249770069739in 1.64813257545708in)" svg:viewBox="0 0 4367 4441" svg:d="m0 592141c4845 0 4353-4441 4353-4441"><text:p/></draw:path><draw:line text:anchor-type="paragraph" draw:z-index="22" draw:style-name="gr3" draw:text-style-name="P20" svg:x1="4.3807in" svg:y1="1.3327in" svg:x2="4.9953in" svg:y2="1.3327in"><text:p/></draw:line><draw:path text:anchor-type="paragraph" draw:z-index="23" draw:style-name="gr2" draw:text-style-name="P20" svg:width="1.9614in" svg:height="0.5071in" draw:transform="rotate (-0.00680678408396254) translate (3.46388889520161in 0.540971294820176in)" svg:viewBox="0 0 4983 1289" svg:d="m0 580788c4816-2 4983 1289 4983 1289"><text:p/></draw:path><draw:rect text:anchor-type="paragraph" draw:z-index="25" draw:style-name="gr4" draw:text-style-name="P23" svg:width="0.5315in" svg:height="0.2815in" svg:x="1.6098in" svg:y="0.5465in"><text:p text:style-name="P20"><text:span text:style-name="T6">Exit</text:span></text:p></draw:rect><draw:rect text:anchor-type="paragraph" draw:z-index="26" draw:style-name="gr4" draw:text-style-name="P23" svg:width="0.5315in" svg:height="0.2815in" svg:x="3.8075in" svg:y="0.5465in"><text:p text:style-name="P20"><text:span text:style-name="T6">Exited</text:span></text:p></draw:rect><draw:rect text:anchor-type="paragraph" draw:z-index="27" draw:style-name="gr4" draw:text-style-name="P23" svg:width="0.5315in" svg:height="0.2815in" svg:x="4.3807in" svg:y="1.0154in"><text:p text:style-name="P20"><text:span text:style-name="T6">Closed</text:span></text:p></draw:rect><draw:rect text:anchor-type="paragraph" draw:z-index="28" draw:style-name="gr4" draw:text-style-name="P23" svg:width="0.5315in" svg:height="0.2815in" svg:x="3.5366in" svg:y="1.4965in"><text:p text:style-name="P20"><text:span text:style-name="T6">Compensated</text:span></text:p></draw:rect><draw:rect text:anchor-type="paragraph" draw:z-index="30" draw:style-name="gr4" draw:text-style-name="P22" svg:width="0.5315in" svg:height="0.2815in" svg:x="4.8598in" svg:y="3.6547in"><text:p text:style-name="P20"><text:span text:style-name="T5">Coordinator Generated</text:span></text:p></draw:rect><draw:rect text:anchor-type="paragraph" draw:z-index="31" draw:style-name="gr4" draw:text-style-name="P23" svg:width="0.5315in" svg:height="0.2815in" svg:x="3.9744in" svg:y="2.9425in"><text:p text:style-name="P20"><text:span text:style-name="T6">Not Completed</text:span></text:p></draw:rect><draw:rect text:anchor-type="paragraph" draw:z-index="32" draw:style-name="gr4" draw:text-style-name="P23" svg:width="0.5315in" svg:height="0.2815in" svg:x="2.7972in" svg:y="1.0154in"><text:p text:style-name="P20"><text:span text:style-name="T6">Close</text:span></text:p></draw:rect><draw:rect text:anchor-type="paragraph" draw:z-index="33" draw:style-name="gr4" draw:text-style-name="P23" svg:width="0.5315in" svg:height="0.2815in" svg:x="1.8701in" svg:y="2.4008in"><text:p text:style-name="P20"><text:span text:style-name="T6">Cancel</text:span></text:p></draw:rect><draw:rect text:anchor-type="paragraph" draw:z-index="34" draw:style-name="gr4" draw:text-style-name="P23" svg:width="0.5315in" svg:height="0.2815in" svg:x="1.9118in" svg:y="2.9425in"><text:p text:style-name="P20"><text:span text:style-name="T6">Cannot Complete</text:span></text:p></draw:rect><draw:rect text:anchor-type="paragraph" draw:z-index="35" draw:style-name="gr4" draw:text-style-name="P23" svg:width="0.5315in" svg:height="0.2815in" svg:x="1.7346in" svg:y="1.4965in"><text:p text:style-name="P20"><text:span text:style-name="T6">Compensate</text:span></text:p></draw:rect><draw:rect text:anchor-type="paragraph" draw:z-index="36" draw:style-name="gr4" draw:text-style-name="P23" svg:width="0.5315in" svg:height="0.2815in" svg:x="3.1516in" svg:y="2.3118in"><text:p text:style-name="P20"><text:span text:style-name="T6">Fail</text:span></text:p></draw:rect><draw:rect text:anchor-type="paragraph" draw:z-index="29" draw:style-name="gr4" draw:text-style-name="P22" svg:width="0.5315in" svg:height="0.2815in" svg:x="3.9118in" svg:y="2.4472in"><text:p text:style-name="P20"><text:span text:style-name="T6">Canceled</text:span></text:p></draw:rect><draw:ellipse text:anchor-type="paragraph" draw:z-index="8" draw:style-name="gr1" draw:text-style-name="P22" svg:width="0.6878in" svg:height="0.3232in" svg:x="3.8492in" svg:y="2.1244in"><text:p text:style-name="P20"><text:span text:style-name="T5">Failing</text:span></text:p></draw:ellipse><draw:rect text:anchor-type="paragraph" draw:z-index="37" draw:style-name="gr4" draw:text-style-name="P23" svg:width="0.5315in" svg:height="0.2815in" svg:x="4.1307in" svg:y="1.778in"><text:p text:style-name="P20"><text:span text:style-name="T6">Failed</text:span></text:p></draw:rect><draw:line text:anchor-type="paragraph" draw:z-index="38" draw:style-name="gr2" draw:text-style-name="P20" svg:x1="4.45in" svg:y1="3.6299in" svg:x2="5.8in" svg:y2="3.6299in"><text:p/></draw:line><draw:line text:anchor-type="paragraph" draw:z-index="39" draw:style-name="gr3" draw:text-style-name="P20" svg:x1="0.3016in" svg:y1="3.6299in" svg:x2="1.6516in" svg:y2="3.6299in"><text:p/></draw:line><draw:rect text:anchor-type="paragraph" draw:z-index="40" draw:style-name="gr4" draw:text-style-name="P22" svg:width="0.5315in" svg:height="0.2815in" svg:x="1.089in" svg:y="1.0154in"><text:p text:style-name="P20"><text:span text:style-name="T6">Completed</text:span></text:p></draw:rect><draw:rect text:anchor-type="paragraph" draw:z-index="41" draw:style-name="gr4" draw:text-style-name="P23" svg:width="1.0031in" svg:height="0.2815in" svg:x="1.6882in" svg:y="0.0819in"><text:p text:style-name="P20"><text:span text:style-name="T6">WSBA Participant Completion State Transitions</text:span></text:p></draw:rect><draw:rect text:anchor-type="paragraph" draw:z-index="42" draw:style-name="gr4" draw:text-style-name="P22" svg:width="0.5315in" svg:height="0.2815in" svg:x="1.0756in" svg:y="3.6547in"><text:p text:style-name="P20"><text:span text:style-name="T5">Participant/Framework Generated</text:span></text:p></draw:rect></text:p></draw:text-box></draw:frame></text:p>
      <text:h text:style-name="Heading_20_3" text:outline-level="3"><text:soft-page-break/>WS-BA Participant Completion Event/State Matrix</text:h>
      <text:p text:style-name="Text_20_body">The following <text:s/>table identifies actions which should be taken by the framework in response to coordinator (input), participant (autonomous) or framework (dependent) events generated when the participant is in a <text:s/>specific state. Each cell contains a recipe for how the framework should <text:s/>respond. Where cells contain no entry this indicates that no action is necessary beyond that taken by the underlying transaction implementation.</text:p>
      <text:list xml:id="list1232953370" text:style-name="L4">
        <text:list-item>
          <text:p text:style-name="P13">-&gt;XXX means the participant should transition to state XXX but continue to process the current instructions.</text:p>
        </text:list-item>
        <text:list-item>
          <text:p text:style-name="P13">@XXX means that the lifecycle methods associated with XXX should be run.</text:p>
        </text:list-item>
        <text:list-item>
          <text:p text:style-name="P13">^XXX means that event XXX should be generated causing processing to switch and follow the instructions in the cell defined by this new generated event and the current state.</text:p>
        </text:list-item>
      </text:list>
      <text:h text:style-name="Heading_20_4" text:outline-level="4"><text:bookmark-start text:name="DDE_LINK"/>Participant or Framework Generated Events<text:bookmark-end text:name="DDE_LINK"/></text:h>
      <table:table table:name="WSBAPCEventMatrix" table:style-name="WSBAPCEventMatrix">
        <table:table-column table:style-name="WSBAPCEventMatrix.A"/>
        <table:table-column table:style-name="WSBAPCEventMatrix.B"/>
        <table:table-column table:style-name="WSBAPCEventMatrix.C"/>
        <table:table-column table:style-name="WSBAPCEventMatrix.D"/>
        <table:table-column table:style-name="WSBAPCEventMatrix.E"/>
        <table:table-column table:style-name="WSBAPCEventMatrix.F"/>
        <table:table-column table:style-name="WSBAPCEventMatrix.G"/>
        <table:table-column table:style-name="WSBAPCEventMatrix.H"/>
        <table:table-column table:style-name="WSBAPCEventMatrix.I"/>
        <table:table-column table:style-name="WSBAPCEventMatrix.J"/>
        <table:table-row>
          <table:table-cell table:style-name="WSBAPCEventMatrix.A1" office:value-type="string">
            <text:p text:style-name="P2"/>
          </table:table-cell>
          <table:table-cell table:style-name="WSBAPCEventMatrix.B1" table:number-columns-spanned="9" office:value-type="string">
            <text:p text:style-name="P5">States</text:p>
          </table:table-cell>
          <table:covered-table-cell/>
          <table:covered-table-cell/>
          <table:covered-table-cell/>
          <table:covered-table-cell/>
          <table:covered-table-cell/>
          <table:covered-table-cell/>
          <table:covered-table-cell/>
          <table:covered-table-cell/>
        </table:table-row>
        <table:table-row>
          <table:table-cell table:style-name="WSBAPCEventMatrix.A1" office:value-type="string">
            <text:p text:style-name="P2"><text:s/><text:span text:style-name="T3">Events</text:span></text:p>
          </table:table-cell>
          <table:table-cell table:style-name="WSBAPCEventMatrix.B2" office:value-type="string">
            <text:p text:style-name="P2">Active</text:p>
          </table:table-cell>
          <table:table-cell table:style-name="WSBAPCEventMatrix.B2" office:value-type="string">
            <text:p text:style-name="P2">Completed</text:p>
          </table:table-cell>
          <table:table-cell table:style-name="WSBAPCEventMatrix.B2" office:value-type="string">
            <text:p text:style-name="P2">Exiting</text:p>
          </table:table-cell>
          <table:table-cell table:style-name="WSBAPCEventMatrix.B2" office:value-type="string">
            <text:p text:style-name="P2">Closing</text:p>
          </table:table-cell>
          <table:table-cell table:style-name="WSBAPCEventMatrix.B2" office:value-type="string">
            <text:p text:style-name="P2">Compensating</text:p>
          </table:table-cell>
          <table:table-cell table:style-name="WSBAPCEventMatrix.B2" office:value-type="string">
            <text:p text:style-name="P2">Canceling</text:p>
          </table:table-cell>
          <table:table-cell table:style-name="WSBAPCEventMatrix.B2" office:value-type="string">
            <text:p text:style-name="P2">Not Completing</text:p>
          </table:table-cell>
          <table:table-cell table:style-name="WSBAPCEventMatrix.B2" office:value-type="string">
            <text:p text:style-name="P2">Failing</text:p>
          </table:table-cell>
          <table:table-cell table:style-name="WSBAPCEventMatrix.J2" office:value-type="string">
            <text:p text:style-name="P2">Ended</text:p>
          </table:table-cell>
        </table:table-row>
        <table:table-row>
          <table:table-cell table:style-name="WSBAPCEventMatrix.B2" office:value-type="string">
            <text:p text:style-name="P2">Exit</text:p>
            <text:p text:style-name="P2">(BAParticipantManager)</text:p>
          </table:table-cell>
          <table:table-cell table:style-name="WSBAPCEventMatrix.B2" office:value-type="string">
            <text:p text:style-name="P2">-&gt; Exiting<text:line-break/>@ Exit<text:line-break/>^ Exited</text:p>
            <text:p text:style-name="P3">If Fail:</text:p>
            <text:p text:style-name="P2">^Fail</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E3"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J2" office:value-type="string">
            <text:p text:style-name="P2"/>
          </table:table-cell>
        </table:table-row>
        <table:table-row>
          <table:table-cell table:style-name="WSBAPCEventMatrix.B2" office:value-type="string">
            <text:p text:style-name="P2">Completed</text:p>
            <text:p text:style-name="P2">(BAParticipantManager)</text:p>
          </table:table-cell>
          <table:table-cell table:style-name="WSBAPCEventMatrix.B2" office:value-type="string">
            <text:p text:style-name="P4">If ReadOnly:</text:p>
            <text:p text:style-name="P2">^Exit</text:p>
            <text:p text:style-name="P3">Else</text:p>
            <text:p text:style-name="P2">-&gt; Completed<text:line-break/>@Completed<text:line-break/>^Completed</text:p>
            <text:p text:style-name="P3">If Fail:</text:p>
            <text:p text:style-name="P2">^Fail</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J2" office:value-type="string">
            <text:p text:style-name="P2"/>
          </table:table-cell>
        </table:table-row>
        <table:table-row>
          <table:table-cell table:style-name="WSBAPCEventMatrix.B2" office:value-type="string">
            <text:p text:style-name="P2">Cannot Complete</text:p>
            <text:p text:style-name="P2">(BAParticipantmanager)</text:p>
          </table:table-cell>
          <table:table-cell table:style-name="WSBAPCEventMatrix.B2" office:value-type="string">
            <text:p text:style-name="P2">@NotComplete<text:line-break/>-&gt; Not Completing</text:p>
            <text:p text:style-name="P3">If Fail:<text:line-break/>^Fail</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J2" office:value-type="string">
            <text:p text:style-name="P2"/>
          </table:table-cell>
        </table:table-row>
        <table:table-row>
          <table:table-cell table:style-name="WSBAPCEventMatrix.B2" office:value-type="string">
            <text:p text:style-name="P2">Fail</text:p>
            <text:p text:style-name="P2">(BAParticipantmanager)</text:p>
          </table:table-cell>
          <table:table-cell table:style-name="WSBAPCEventMatrix.B2" office:value-type="string">
            <text:p text:style-name="P2">@Fail<text:line-break/>-&gt; Failing</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Fail<text:line-break/>-&gt; Failing</text:p>
          </table:table-cell>
          <table:table-cell table:style-name="WSBAPCEventMatrix.B2" office:value-type="string">
            <text:p text:style-name="P2">@Fail<text:line-break/>-&gt; Failing</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J2" office:value-type="string">
            <text:p text:style-name="P2"/>
          </table:table-cell>
        </table:table-row>
        <table:table-row>
          <table:table-cell table:style-name="WSBAPCEventMatrix.B2" office:value-type="string">
            <text:p text:style-name="P2">Closed</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gt; Ended</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J2" office:value-type="string">
            <text:p text:style-name="P2"/>
          </table:table-cell>
        </table:table-row>
        <table:table-row>
          <table:table-cell table:style-name="WSBAPCEventMatrix.B2" office:value-type="string">
            <text:p text:style-name="P2">Compensated</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gt; Ended</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J2" office:value-type="string">
            <text:p text:style-name="P2"/>
          </table:table-cell>
        </table:table-row>
        <table:table-row>
          <table:table-cell table:style-name="WSBAPCEventMatrix.B2" office:value-type="string">
            <text:p text:style-name="P2">Canceled</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
          </table:table-cell>
          <table:table-cell table:style-name="WSBAPCEventMatrix.B2" office:value-type="string">
            <text:p text:style-name="P2">-&gt; Ended</text:p>
          </table:table-cell>
          <table:table-cell table:style-name="WSBAPCEventMatrix.B2" office:value-type="string">
            <text:p text:style-name="P2"/>
          </table:table-cell>
          <table:table-cell table:style-name="WSBAPCEventMatrix.B2" office:value-type="string">
            <text:p text:style-name="P2"/>
          </table:table-cell>
          <table:table-cell table:style-name="WSBAPCEventMatrix.J2" office:value-type="string">
            <text:p text:style-name="P2"/>
          </table:table-cell>
        </table:table-row>
      </table:table>
      <text:p text:style-name="Standard">Note that lifecycle method processing is only performed for events which are notified to the participant service by invoking one of the protocol specific interface methods (the interface in question is indicated by the bracketed terms in the left most column).</text:p>
      <text:h text:style-name="Heading_20_4" text:outline-level="4"><text:soft-page-break/>Coordinator Generated Events</text:h>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number-columns-repeated="3"/>
        <table:table-column table:style-name="Table1.J"/>
        <table:table-row>
          <table:table-cell table:style-name="Table1.A1" office:value-type="string">
            <text:p text:style-name="P2"/>
          </table:table-cell>
          <table:table-cell table:style-name="Table1.B1" table:number-columns-spanned="9" office:value-type="string">
            <text:p text:style-name="P5">States</text:p>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5">Events</text:p>
          </table:table-cell>
          <table:table-cell table:style-name="Table1.B2" office:value-type="string">
            <text:p text:style-name="P2">Active</text:p>
          </table:table-cell>
          <table:table-cell table:style-name="Table1.C2" office:value-type="string">
            <text:p text:style-name="P2">Completed</text:p>
          </table:table-cell>
          <table:table-cell table:style-name="Table1.B2" office:value-type="string">
            <text:p text:style-name="P2">Exiting</text:p>
          </table:table-cell>
          <table:table-cell table:style-name="Table1.B2" office:value-type="string">
            <text:p text:style-name="P2">Closing</text:p>
          </table:table-cell>
          <table:table-cell table:style-name="Table1.B2" office:value-type="string">
            <text:p text:style-name="P2">Compensating</text:p>
          </table:table-cell>
          <table:table-cell table:style-name="Table1.B2" office:value-type="string">
            <text:p text:style-name="P2">Canceling</text:p>
          </table:table-cell>
          <table:table-cell table:style-name="Table1.B2" office:value-type="string">
            <text:p text:style-name="P2">Not Completing</text:p>
          </table:table-cell>
          <table:table-cell table:style-name="Table1.B2" office:value-type="string">
            <text:p text:style-name="P2">Failing</text:p>
          </table:table-cell>
          <table:table-cell table:style-name="Table1.J2" office:value-type="string">
            <text:p text:style-name="P2">Ended</text:p>
          </table:table-cell>
        </table:table-row>
        <table:table-row>
          <table:table-cell table:style-name="Table1.B2" office:value-type="string">
            <text:p text:style-name="P2">Cancel</text:p>
            <text:p text:style-name="P2">(BAWPCParticipant)</text:p>
          </table:table-cell>
          <table:table-cell table:style-name="Table1.B2" office:value-type="string">
            <text:p text:style-name="P2">-&gt; Cancelling<text:line-break/>@Cancel</text:p>
            <text:p text:style-name="P3">If Fail:</text:p>
            <text:p text:style-name="P2">^Fail</text:p>
          </table:table-cell>
          <table:table-cell table:style-name="Table1.B2" office:value-type="string">
            <text:p text:style-name="P2"/>
          </table:table-cell>
          <table:table-cell table:style-name="Table1.B2" office:value-type="string">
            <text:p text:style-name="P2"/>
          </table:table-cell>
          <table:table-cell table:style-name="Table1.C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J2" office:value-type="string">
            <text:p text:style-name="P2"/>
          </table:table-cell>
        </table:table-row>
        <table:table-row>
          <table:table-cell table:style-name="Table1.B2" office:value-type="string">
            <text:p text:style-name="P2">Compensate</text:p>
            <text:p text:style-name="P2">(BAWPCParticipant)</text:p>
          </table:table-cell>
          <table:table-cell table:style-name="Table1.B2" office:value-type="string">
            <text:p text:style-name="P2"/>
          </table:table-cell>
          <table:table-cell table:style-name="Table1.B2" office:value-type="string">
            <text:p text:style-name="P2">-&gt; Compensating<text:line-break/>@Compensate<text:line-break/>^Compensated</text:p>
            <text:p text:style-name="P3">If Fail:</text:p>
            <text:p text:style-name="P2">^Fail</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J2" office:value-type="string">
            <text:p text:style-name="P2"/>
          </table:table-cell>
        </table:table-row>
        <table:table-row>
          <table:table-cell table:style-name="Table1.B2" office:value-type="string">
            <text:p text:style-name="P2">Close</text:p>
            <text:p text:style-name="P2">(BAWPCParticipant)</text:p>
          </table:table-cell>
          <table:table-cell table:style-name="Table1.B2" office:value-type="string">
            <text:p text:style-name="P2"/>
          </table:table-cell>
          <table:table-cell table:style-name="Table1.B2" office:value-type="string">
            <text:p text:style-name="P2">-&gt; Closing<text:line-break/>@Close<text:line-break/>^Closed</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J2" office:value-type="string">
            <text:p text:style-name="P2"/>
          </table:table-cell>
        </table:table-row>
        <table:table-row>
          <table:table-cell table:style-name="Table1.B2" office:value-type="string">
            <text:p text:style-name="P2">Exited</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gt; Ended</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J2" office:value-type="string">
            <text:p text:style-name="P2"/>
          </table:table-cell>
        </table:table-row>
        <table:table-row>
          <table:table-cell table:style-name="Table1.B2" office:value-type="string">
            <text:p text:style-name="P2">Failed</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gt; Ended</text:p>
          </table:table-cell>
          <table:table-cell table:style-name="Table1.J2" office:value-type="string">
            <text:p text:style-name="P2"/>
          </table:table-cell>
        </table:table-row>
        <table:table-row>
          <table:table-cell table:style-name="Table1.B2" office:value-type="string">
            <text:p text:style-name="P2">Not Completed</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gt; Ended</text:p>
          </table:table-cell>
          <table:table-cell table:style-name="Table1.B2" office:value-type="string">
            <text:p text:style-name="P2"/>
          </table:table-cell>
          <table:table-cell table:style-name="Table1.J2" office:value-type="string">
            <text:p text:style-name="P2"/>
          </table:table-cell>
        </table:table-row>
      </table:table>
      <text:p text:style-name="Text_20_body">Failures which occur during lifecycle method processing are handled by notifiying a fail event which causes the participant to call Fail lifecycle methods and then switch to state Failing.</text:p>
      <text:h text:style-name="P11" text:outline-level="3">WSAT Participant Transition Diagram</text:h>
      <text:p text:style-name="Text_20_body">The standard WSAT transition diagram is as follows</text:p>
      <text:p text:style-name="Standard"><draw:frame draw:style-name="fr1" draw:name="Frame2" text:anchor-type="paragraph" svg:width="6.3161in" draw:z-index="43"><draw:text-box fo:min-height="4.1264in"><text:p text:style-name="Frame_20_contents"><draw:ellipse text:anchor-type="paragraph" draw:z-index="44" draw:style-name="gr1" draw:text-style-name="P21" svg:width="0.8858in" svg:height="0.3232in" svg:x="1.2181in" svg:y="1.5744in"><text:p text:style-name="P20"><text:span text:style-name="T5">Preparing</text:span></text:p></draw:ellipse><draw:ellipse text:anchor-type="paragraph" draw:z-index="45" draw:style-name="gr1" draw:text-style-name="P21" svg:width="0.8232in" svg:height="0.3232in" svg:x="2.4953in" svg:y="1.5744in"><text:p text:style-name="P20"><text:span text:style-name="T5">Prepared</text:span></text:p></draw:ellipse><draw:ellipse text:anchor-type="paragraph" draw:z-index="46" draw:style-name="gr1" draw:text-style-name="P21" svg:width="0.6106in" svg:height="0.3232in" svg:x="5.0409in" svg:y="1.5744in"><text:p text:style-name="P20"><text:span text:style-name="T5">Ended</text:span></text:p></draw:ellipse><draw:ellipse text:anchor-type="paragraph" draw:z-index="47" draw:style-name="gr1" draw:text-style-name="P21" svg:width="0.9106in" svg:height="0.3232in" svg:x="3.6929in" svg:y="1.5744in"><text:p text:style-name="P20"><text:span text:style-name="T5">Commiting</text:span></text:p></draw:ellipse><draw:ellipse text:anchor-type="paragraph" draw:z-index="48" draw:style-name="gr1" draw:text-style-name="P21" svg:width="1.0004in" svg:height="0.3232in" svg:x="3.5827in" svg:y="2.5646in"><text:p text:style-name="P20"><text:span text:style-name="T5">Aborting</text:span></text:p></draw:ellipse><draw:line text:anchor-type="paragraph" draw:z-index="49" draw:style-name="gr2" draw:text-style-name="P20" svg:x1="3.4016in" svg:y1="1.7327in" svg:x2="3.6453in" svg:y2="1.739in"><text:p/></draw:line><draw:line text:anchor-type="paragraph" draw:z-index="50" draw:style-name="gr3" draw:text-style-name="P20" svg:x1="2.1764in" svg:y1="1.7354in" svg:x2="2.4264in" svg:y2="1.7354in"><text:p/></draw:line><draw:line text:anchor-type="paragraph" draw:z-index="51" draw:style-name="gr2" draw:text-style-name="P20" svg:x1="0.9492in" svg:y1="1.7354in" svg:x2="1.172in" svg:y2="1.7354in"><text:p/></draw:line><draw:line text:anchor-type="paragraph" draw:z-index="52" draw:style-name="gr3" draw:text-style-name="P20" svg:x1="4.6661in" svg:y1="1.7354in" svg:x2="4.9224in" svg:y2="1.7354in"><text:p/></draw:line><draw:ellipse text:anchor-type="paragraph" draw:z-index="53" draw:style-name="gr1" draw:text-style-name="P21" svg:width="0.6941in" svg:height="0.3232in" svg:x="0.1453in" svg:y="1.5744in"><text:p text:style-name="P20"><text:span text:style-name="T5">Active</text:span></text:p></draw:ellipse><draw:rect text:anchor-type="paragraph" draw:z-index="54" draw:style-name="gr4" draw:text-style-name="P23" svg:width="0.5315in" svg:height="0.2815in" svg:x="3.2244in" svg:y="1.8354in"><text:p text:style-name="P20"><text:span text:style-name="T6">Commit</text:span></text:p></draw:rect><draw:rect text:anchor-type="paragraph" draw:z-index="55" draw:style-name="gr4" draw:text-style-name="P23" svg:width="0.5315in" svg:height="0.2815in" svg:x="4.5366in" svg:y="1.8354in"><text:p text:style-name="P20"><text:span text:style-name="T6">Committed</text:span></text:p></draw:rect><draw:rect text:anchor-type="paragraph" draw:z-index="56" draw:style-name="gr4" draw:text-style-name="P22" svg:width="0.5315in" svg:height="0.2815in" svg:x="4.8598in" svg:y="3.6547in"><text:p text:style-name="P20"><text:span text:style-name="T5">Coordinator Generated</text:span></text:p></draw:rect><draw:rect text:anchor-type="paragraph" draw:z-index="57" draw:style-name="gr4" draw:text-style-name="P23" svg:width="0.5315in" svg:height="0.2815in" svg:x="3.2075in" svg:y="0.4917in"><text:p text:style-name="P20"><text:span text:style-name="T6">Read Only or Aborted</text:span></text:p></draw:rect><draw:line text:anchor-type="paragraph" draw:z-index="58" draw:style-name="gr2" draw:text-style-name="P20" svg:x1="4.45in" svg:y1="3.6299in" svg:x2="5.8in" svg:y2="3.6299in"><text:p/></draw:line><draw:line text:anchor-type="paragraph" draw:z-index="59" draw:style-name="gr3" draw:text-style-name="P20" svg:x1="0.3016in" svg:y1="3.6299in" svg:x2="1.6516in" svg:y2="3.6299in"><text:p/></draw:line><draw:rect text:anchor-type="paragraph" draw:z-index="60" draw:style-name="gr4" draw:text-style-name="P23" svg:width="0.5315in" svg:height="0.2815in" svg:x="4.6929in" svg:y="2.2in"><text:p text:style-name="P20"><text:span text:style-name="T6">Aborted</text:span></text:p></draw:rect><draw:rect text:anchor-type="paragraph" draw:z-index="61" draw:style-name="gr4" draw:text-style-name="P23" svg:width="1.0031in" svg:height="0.2815in" svg:x="0.5071in" svg:y="0.0819in"><text:p text:style-name="P20"><text:span text:style-name="T6">WSAT State Transitions</text:span></text:p></draw:rect><draw:rect text:anchor-type="paragraph" draw:z-index="62" draw:style-name="gr4" draw:text-style-name="P22" svg:width="0.5315in" svg:height="0.2815in" svg:x="1.0756in" svg:y="3.6547in"><text:p text:style-name="P20"><text:span text:style-name="T5">Participant/Framework Generated</text:span></text:p></draw:rect><draw:rect text:anchor-type="paragraph" draw:z-index="63" draw:style-name="gr4" draw:text-style-name="P23" svg:width="0.5315in" svg:height="0.2815in" svg:x="0.839in" svg:y="1.8354in"><text:p text:style-name="P20"><text:span text:style-name="T6">Prepare</text:span></text:p></draw:rect><draw:path text:anchor-type="paragraph" draw:z-index="65" draw:style-name="gr2" draw:text-style-name="P20" svg:width="1.9303in" svg:height="0.4673in" draw:transform="skewX (-0.271224165759868) rotate (-0.675093354672465) translate (1.96083940416265in 1.55446683910822in)" svg:viewBox="0 0 4904 1188" svg:d="m0 563424c3160 0 4904-1188 4904-1188"><text:p/></draw:path><draw:path text:anchor-type="paragraph" draw:z-index="66" draw:style-name="gr2" draw:text-style-name="P20" svg:width="0.7083in" svg:height="0.5331in" draw:transform="skewX (0.0158824961931454) rotate (-1.48405346297168) translate (3.46917471157677in 1.93026841477135in)" svg:viewBox="0 0 1800 1355" svg:d="m0 29585c1535 1 1800-1355 1800-1355"><text:p/></draw:path><draw:path text:anchor-type="paragraph" draw:z-index="67" draw:style-name="gr3" draw:text-style-name="P20" svg:width="0.7614in" svg:height="0.7272in" draw:transform="rotate (0.0160570291183448) translate (4.64387544006368in 1.9907035932474in)" svg:viewBox="0 0 1935 1848" svg:d="m0 747925c1641 0 1935-1848 1935-1848"><text:p/></draw:path><draw:path text:anchor-type="paragraph" draw:z-index="68" draw:style-name="gr3" draw:text-style-name="P20" svg:width="3.0528in" svg:height="1.9154in" draw:transform="rotate (0.571944395878434) translate (1.6659722109211in 1.52013887133285in)" svg:viewBox="0 0 7755 4866" svg:d="m0 639616c6891-1 7755 4866 7755 4866"><text:p/></draw:path><draw:rect text:anchor-type="paragraph" draw:z-index="69" draw:style-name="gr4" draw:text-style-name="P23" svg:width="0.5315in" svg:height="0.2815in" svg:x="2.1035in" svg:y="1.8354in"><text:p text:style-name="P20"><text:span text:style-name="T6">Prepared</text:span></text:p></draw:rect><draw:path text:anchor-type="paragraph" draw:z-index="70" draw:style-name="gr2" draw:text-style-name="P20" svg:width="2.5008in" svg:height="1.7681in" draw:transform="skewX (0.0673697091269684) rotate (-0.881391272258156) translate (1.99172995955846in 0.957573144124459in)" svg:viewBox="0 0 6353 4492" svg:d="m0 452999c2921 0 6353-4492 6353-4492"><text:p/></draw:path><draw:rect text:anchor-type="paragraph" draw:z-index="64" draw:style-name="gr4" draw:text-style-name="P23" svg:width="0.5315in" svg:height="0.387in" svg:x="2.7598in" svg:y="2.8874in"><text:p text:style-name="P20"><text:span text:style-name="T6">Rollback</text:span></text:p></draw:rect></text:p></draw:text-box></draw:frame>This diagram defines transitions for both durable and volatile participants. This neglects the possibility that some services may want to be function as both. An alternative model might include pre-prepare and post-complete transitions to represent <text:s/>this option.</text:p>
      <text:p text:style-name="Standard"><draw:frame draw:style-name="fr1" draw:name="Frame3" text:anchor-type="paragraph" svg:width="6.3161in" draw:z-index="71"><draw:text-box fo:min-height="4.1264in"><text:p text:style-name="Frame_20_contents"><draw:ellipse text:anchor-type="paragraph" draw:z-index="72" draw:style-name="gr1" draw:text-style-name="P21" svg:width="1.1669in" svg:height="0.3232in" svg:x="1.1516in" svg:y="1.6472in"><text:p text:style-name="P20"><text:span text:style-name="T5">Pre-Prepared</text:span></text:p></draw:ellipse><draw:ellipse text:anchor-type="paragraph" draw:z-index="73" draw:style-name="gr1" draw:text-style-name="P21" svg:width="0.8232in" svg:height="0.3232in" svg:x="2.1252in" svg:y="0.9043in"><text:p text:style-name="P20"><text:span text:style-name="T5">Preparing</text:span></text:p></draw:ellipse><draw:ellipse text:anchor-type="paragraph" draw:z-index="74" draw:style-name="gr1" draw:text-style-name="P21" svg:width="0.6106in" svg:height="0.3232in" svg:x="5.489in" svg:y="1.6472in"><text:p text:style-name="P20"><text:span text:style-name="T5">Ended</text:span></text:p></draw:ellipse><draw:ellipse text:anchor-type="paragraph" draw:z-index="75" draw:style-name="gr1" draw:text-style-name="P21" svg:width="1.3961in" svg:height="0.3232in" svg:x="4.6244in" svg:y="0.9043in"><text:p text:style-name="P20"><text:span text:style-name="T5">Post-Committing</text:span></text:p></draw:ellipse><draw:ellipse text:anchor-type="paragraph" draw:z-index="76" draw:style-name="gr1" draw:text-style-name="P21" svg:width="1.0004in" svg:height="0.3232in" svg:x="3.0098in" svg:y="3.1272in"><text:p text:style-name="P20"><text:span text:style-name="T5">Aborting</text:span></text:p></draw:ellipse><draw:rect text:anchor-type="paragraph" draw:z-index="78" draw:style-name="gr4" draw:text-style-name="P23" svg:width="0.5315in" svg:height="0.2815in" svg:x="3.2516in" svg:y="1.1957in"><text:p text:style-name="P20"><text:span text:style-name="T6">Commit</text:span></text:p></draw:rect><draw:rect text:anchor-type="paragraph" draw:z-index="79" draw:style-name="gr4" draw:text-style-name="P23" svg:width="0.8087in" svg:height="0.2815in" svg:x="3.4016in" svg:y="1.3972in"><text:p text:style-name="P20"><text:span text:style-name="T6">Committed</text:span></text:p></draw:rect><draw:rect text:anchor-type="paragraph" draw:z-index="80" draw:style-name="gr4" draw:text-style-name="P22" svg:width="0.5315in" svg:height="0.2815in" svg:x="4.8598in" svg:y="3.6547in"><text:p text:style-name="P20"><text:span text:style-name="T5">Coordinator Generated</text:span></text:p></draw:rect><draw:rect text:anchor-type="paragraph" draw:z-index="81" draw:style-name="gr4" draw:text-style-name="P23" svg:width="0.2606in" svg:height="0.2815in" svg:x="3.4472in" svg:y="2.6811in"><text:p text:style-name="P20"><text:span text:style-name="T6">Aborted or</text:span></text:p><text:p text:style-name="P20"><text:span text:style-name="T6">Read Only</text:span></text:p></draw:rect><draw:rect text:anchor-type="paragraph" draw:z-index="82" draw:style-name="gr4" draw:text-style-name="P23" svg:width="0.5315in" svg:height="0.2815in" svg:x="1.0618in" svg:y="2.4083in"><text:p text:style-name="P20"><text:span text:style-name="T6">Aborted</text:span></text:p></draw:rect><draw:rect text:anchor-type="paragraph" draw:z-index="83" draw:style-name="gr4" draw:text-style-name="P23" svg:width="1.0031in" svg:height="0.2815in" svg:x="1.0673in" svg:y="0.0819in"><text:p text:style-name="P20"><text:span text:style-name="T6">WSAT Extended State Transitions</text:span></text:p></draw:rect><draw:rect text:anchor-type="paragraph" draw:z-index="84" draw:style-name="gr4" draw:text-style-name="P22" svg:width="0.5315in" svg:height="0.2815in" svg:x="1.0756in" svg:y="3.6547in"><text:p text:style-name="P20"><text:span text:style-name="T5">Participant/Framework Generated</text:span></text:p></draw:rect><draw:rect text:anchor-type="paragraph" draw:z-index="85" draw:style-name="gr4" draw:text-style-name="P23" svg:width="0.5315in" svg:height="0.2815in" svg:x="0.5307in" svg:y="1.1957in"><text:p text:style-name="P20"><text:span text:style-name="T6">Pre-Prepare</text:span></text:p></draw:rect><draw:rect text:anchor-type="paragraph" draw:z-index="86" draw:style-name="gr4" draw:text-style-name="P23" svg:width="0.5315in" svg:height="0.387in" svg:x="1.7075in" svg:y="2.9402in"><text:p text:style-name="P20"><text:span text:style-name="T6">Rollback</text:span></text:p></draw:rect><draw:rect text:anchor-type="paragraph" draw:z-index="87" draw:style-name="gr4" draw:text-style-name="P23" svg:width="0.3441in" svg:height="0.2815in" svg:x="0.8953in" svg:y="1.3972in"><text:p text:style-name="P20"><text:span text:style-name="T6">Pre-Prepared</text:span></text:p></draw:rect><draw:ellipse text:anchor-type="paragraph" draw:z-index="88" draw:style-name="gr1" draw:text-style-name="P21" svg:width="0.6941in" svg:height="0.3232in" svg:x="0.0827in" svg:y="1.6472in"><text:p text:style-name="P20"><text:span text:style-name="T5">Active</text:span></text:p></draw:ellipse><draw:ellipse text:anchor-type="paragraph" draw:z-index="89" draw:style-name="gr1" draw:text-style-name="P21" svg:width="0.8232in" svg:height="0.3232in" svg:x="2.7807in" svg:y="1.6472in"><text:p text:style-name="P20"><text:span text:style-name="T5">Prepared</text:span></text:p></draw:ellipse><draw:ellipse text:anchor-type="paragraph" draw:z-index="90" draw:style-name="gr1" draw:text-style-name="P21" svg:width="0.9106in" svg:height="0.3232in" svg:x="3.9264in" svg:y="1.6472in"><text:p text:style-name="P20"><text:span text:style-name="T5">Completed</text:span></text:p></draw:ellipse><draw:ellipse text:anchor-type="paragraph" draw:z-index="91" draw:style-name="gr1" draw:text-style-name="P21" svg:width="0.9106in" svg:height="0.3232in" svg:x="3.4382in" svg:y="0.9043in"><text:p text:style-name="P20"><text:span text:style-name="T5">Commiting</text:span></text:p></draw:ellipse><draw:ellipse text:anchor-type="paragraph" draw:z-index="77" draw:style-name="gr1" draw:text-style-name="P21" svg:width="1.1358in" svg:height="0.3232in" svg:x="0.5929in" svg:y="0.9043in"><text:p text:style-name="P20"><text:span text:style-name="T5">Pre-Preparing</text:span></text:p></draw:ellipse><draw:rect text:anchor-type="paragraph" draw:z-index="92" draw:style-name="gr4" draw:text-style-name="P23" svg:width="0.5315in" svg:height="0.2815in" svg:x="1.9161in" svg:y="1.1957in"><text:p text:style-name="P20"><text:span text:style-name="T6">Prepare</text:span></text:p></draw:rect><draw:line text:anchor-type="paragraph" draw:z-index="93" draw:style-name="gr2" draw:text-style-name="P20" svg:x1="4.45in" svg:y1="3.6299in" svg:x2="5.8in" svg:y2="3.6299in"><text:p/></draw:line><draw:line text:anchor-type="paragraph" draw:z-index="94" draw:style-name="gr3" draw:text-style-name="P20" svg:x1="0.3016in" svg:y1="3.6299in" svg:x2="1.6516in" svg:y2="3.6299in"><text:p/></draw:line><draw:rect text:anchor-type="paragraph" draw:z-index="95" draw:style-name="gr4" draw:text-style-name="P23" svg:width="0.5315in" svg:height="0.2815in" svg:x="2.3181in" svg:y="1.3972in"><text:p text:style-name="P20"><text:span text:style-name="T6">Prepared</text:span></text:p></draw:rect><draw:path text:anchor-type="paragraph" draw:z-index="96" draw:style-name="gr2" draw:text-style-name="P20" svg:width="0.4382in" svg:height="0.3579in" draw:transform="rotate (1.82072747568014) translate (0.270138887722245in 1.59791666696442in)" svg:viewBox="0 0 1114 910" svg:d="m0-170516c1283 0 1106 910 1106 910"><text:p/></draw:path><draw:path text:anchor-type="paragraph" draw:z-index="97" draw:style-name="gr3" draw:text-style-name="P20" svg:width="0.3201in" svg:height="0.1496in" draw:transform="rotate (-0.985238362751799) translate (2.94791666852236in 1.21666666543618in)" svg:viewBox="0 0 814 381" svg:d="m0 395520c622 0 814 381 814 381"><text:p/></draw:path><draw:path text:anchor-type="paragraph" draw:z-index="98" draw:style-name="gr2" draw:text-style-name="P20" svg:width="0.4382in" svg:height="0.3583in" draw:transform="rotate (1.82072747568014) translate (1.83888888772229in 1.58750000029783in)" svg:viewBox="0 0 1114 911" svg:d="m0-162781c1283 0 1106 911 1106 911"><text:p/></draw:path><draw:path text:anchor-type="paragraph" draw:z-index="99" draw:style-name="gr3" draw:text-style-name="P20" svg:width="0.3201in" svg:height="0.1496in" draw:transform="rotate (-0.985238362751799) translate (1.57291666852231in 1.22708333210291in)" svg:viewBox="0 0 814 381" svg:d="m0 401371c622-1 814 381 814 381"><text:p/></draw:path><draw:path text:anchor-type="paragraph" draw:z-index="100" draw:style-name="gr3" draw:text-style-name="P20" svg:width="0.3201in" svg:height="0.1496in" draw:transform="rotate (-0.985238362751799) translate (4.27083333518904in 1.21666666543624in)" svg:viewBox="0 0 814 381" svg:d="m0 389920c622 0 814 381 814 381"><text:p/></draw:path><draw:path text:anchor-type="paragraph" draw:z-index="101" draw:style-name="gr2" draw:text-style-name="P20" svg:width="0.4382in" svg:height="0.3579in" draw:transform="rotate (1.82072747568014) translate (3.16180555438887in 1.58750000029783in)" svg:viewBox="0 0 1114 910" svg:d="m0-156269c1283 0 1106 910 1106 910"><text:p/></draw:path><draw:path text:anchor-type="paragraph" draw:z-index="102" draw:style-name="gr3" draw:text-style-name="P20" svg:width="0.3201in" svg:height="0.1496in" draw:transform="rotate (-0.985238362751799) translate (5.85416666852241in 1.22708333210283in)" svg:viewBox="0 0 814 381" svg:d="m0 383246c622 0 814 381 814 381"><text:p/></draw:path><draw:path text:anchor-type="paragraph" draw:z-index="103" draw:style-name="gr2" draw:text-style-name="P20" svg:width="0.3268in" svg:height="0.3484in" draw:transform="skewX (0.155334303427466) rotate (1.90904113583104) translate (4.50555555555555in 1.59791666666667in)" svg:viewBox="0 0 831 886" svg:d="m0-215678c958 0 825 886 825 886"><text:p/></draw:path><draw:path text:anchor-type="paragraph" draw:z-index="105" draw:style-name="gr3" draw:text-style-name="P20" svg:width="1.2098in" svg:height="2.9516in" draw:transform="skewX (0.0312413936106926) rotate (-1.52384696991715) translate (4.01453592443605in 1.25986480473572in)" svg:viewBox="0 0 3074 7498" svg:d="m0 4297c5447-1 1995-7498 1995-7498"><text:p/></draw:path><draw:path text:anchor-type="paragraph" draw:z-index="106" draw:style-name="gr2" draw:text-style-name="P20" svg:width="2.4382in" svg:height="1.6165in" draw:transform="rotate (-1.06657070589472) translate (1.83148685667692in 1.28558291662474in)" svg:viewBox="0 0 6194 4107" svg:d="m0 350028c6134 0 6194-4107 6194-4107"><text:p/></draw:path><draw:path text:anchor-type="paragraph" draw:z-index="107" draw:style-name="gr2" draw:text-style-name="P20" svg:width="1.6858in" svg:height="0.4531in" draw:transform="rotate (-1.06918869977271) translate (2.10520782766569in 1.84864314293213in)" svg:viewBox="0 0 4283 1152" svg:d="m0 345434c3742 0 4283-1152 4283-1152"><text:p/></draw:path><draw:path text:anchor-type="paragraph" draw:z-index="108" draw:style-name="gr2" draw:text-style-name="P20" svg:width="1.1154in" svg:height="0.2315in" draw:transform="skewX (-0.000698131700797588) rotate (-1.858077521674) translate (3.23207581399906in 2.13219323553387in)" svg:viewBox="0 0 2834 589" svg:d="m0-251774c2620-2 2834-589 2834-589"><text:p/></draw:path><draw:path text:anchor-type="paragraph" draw:z-index="109" draw:style-name="gr3" draw:text-style-name="P20" svg:width="1.0543in" svg:height="0.3791in" draw:transform="skewX (0.218689755274848) rotate (0.969530399482667) translate (3.80694861870842in 2.89697789676799in)" svg:viewBox="0 0 2679 964" svg:d="m0 470965c2173-1 2679-964 2679-964"><text:p/></draw:path><draw:rect text:anchor-type="paragraph" draw:z-index="110" draw:style-name="gr4" draw:text-style-name="P23" svg:width="0.5315in" svg:height="0.2815in" svg:x="4.8535in" svg:y="1.1957in"><text:p text:style-name="P20"><text:span text:style-name="T6">Post-Commit</text:span></text:p></draw:rect><draw:rect text:anchor-type="paragraph" draw:z-index="111" draw:style-name="gr4" draw:text-style-name="P23" svg:width="0.8087in" svg:height="0.2815in" svg:x="4.7744in" svg:y="1.3972in"><text:p text:style-name="P20"><text:span text:style-name="T6">Post-Committed</text:span></text:p></draw:rect><draw:path text:anchor-type="paragraph" draw:z-index="104" draw:style-name="gr3" draw:text-style-name="P20" svg:width="1.2079in" svg:height="1.739in" draw:transform="skewX (0.0010471975511964) rotate (-1.54339465753948) translate (4.24866478249132in 1.26041047426954in)" svg:viewBox="0 0 3069 4418" svg:d="m0-14981c5441-2 1991-4418 1991-4418"><text:p/></draw:path><draw:rect text:anchor-type="paragraph" draw:z-index="112" draw:style-name="gr4" draw:text-style-name="P23" svg:width="0.5315in" svg:height="0.2815in" svg:x="4.4839in" svg:y="2.6791in"><text:p text:style-name="P20"><text:span text:style-name="T6">Aborted</text:span></text:p></draw:rect></text:p></draw:text-box></draw:frame></text:p>
      <text:h text:style-name="Heading_20_3" text:outline-level="3"><text:soft-page-break/>WSAT Extended Event/State Matrix</text:h>
      <text:h text:style-name="Heading_20_4" text:outline-level="4">Participant or Framework Generated Events</text:h>
      <table:table table:name="Table2" table:style-name="Table2">
        <table:table-column table:style-name="Table2.A" table:number-columns-repeated="9"/>
        <table:table-column table:style-name="Table2.J"/>
        <table:table-row>
          <table:table-cell table:style-name="Table2.A1" office:value-type="string">
            <text:p text:style-name="P2"/>
          </table:table-cell>
          <table:table-cell table:style-name="Table2.B1" table:number-columns-spanned="9" office:value-type="string">
            <text:p text:style-name="P5">States</text:p>
          </table:table-cell>
          <table:covered-table-cell/>
          <table:covered-table-cell/>
          <table:covered-table-cell/>
          <table:covered-table-cell/>
          <table:covered-table-cell/>
          <table:covered-table-cell/>
          <table:covered-table-cell/>
          <table:covered-table-cell/>
        </table:table-row>
        <table:table-row>
          <table:table-cell table:style-name="Table2.A1" office:value-type="string">
            <text:p text:style-name="P2"><text:s/><text:span text:style-name="T3">Events</text:span></text:p>
          </table:table-cell>
          <table:table-cell table:style-name="Table2.B2" office:value-type="string">
            <text:p text:style-name="P2">Active</text:p>
          </table:table-cell>
          <table:table-cell table:style-name="Table2.B2" office:value-type="string">
            <text:p text:style-name="P2">Pre-Preparing</text:p>
          </table:table-cell>
          <table:table-cell table:style-name="Table2.B2" office:value-type="string">
            <text:p text:style-name="P2">Pre-Prepared</text:p>
          </table:table-cell>
          <table:table-cell table:style-name="Table2.B2" office:value-type="string">
            <text:p text:style-name="P2">Preparing</text:p>
          </table:table-cell>
          <table:table-cell table:style-name="Table2.B2" office:value-type="string">
            <text:p text:style-name="P2">Prepared</text:p>
          </table:table-cell>
          <table:table-cell table:style-name="Table2.B2" office:value-type="string">
            <text:p text:style-name="P2">Committing</text:p>
          </table:table-cell>
          <table:table-cell table:style-name="Table2.B2" office:value-type="string">
            <text:p text:style-name="P2">Aborting</text:p>
          </table:table-cell>
          <table:table-cell table:style-name="Table2.B2" office:value-type="string">
            <text:p text:style-name="P2">Completed</text:p>
          </table:table-cell>
          <table:table-cell table:style-name="Table2.J2" office:value-type="string">
            <text:p text:style-name="P2">Post-Committing</text:p>
          </table:table-cell>
        </table:table-row>
        <table:table-row>
          <table:table-cell table:style-name="Table2.B2" office:value-type="string">
            <text:p text:style-name="P2">Read Only</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E3" office:value-type="string">
            <text:p text:style-name="P2">-&gt; Completed<text:line-break/>@ReadOnly</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J2" office:value-type="string">
            <text:p text:style-name="P2"/>
          </table:table-cell>
        </table:table-row>
        <table:table-row>
          <table:table-cell table:style-name="Table2.B2" office:value-type="string">
            <text:p text:style-name="P2">Pre-Prepared</text:p>
          </table:table-cell>
          <table:table-cell table:style-name="Table2.B2" office:value-type="string">
            <text:p text:style-name="P3"/>
          </table:table-cell>
          <table:table-cell table:style-name="Table2.B2" office:value-type="string">
            <text:p text:style-name="P2">-&gt; Pre-Prepared<text:line-break/></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J2" office:value-type="string">
            <text:p text:style-name="P2"/>
          </table:table-cell>
        </table:table-row>
        <table:table-row>
          <table:table-cell table:style-name="Table2.B2" office:value-type="string">
            <text:p text:style-name="P2">Prepared</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gt; Prepared</text:p>
          </table:table-cell>
          <table:table-cell table:style-name="Table2.B2" office:value-type="string">
            <text:p text:style-name="P2"><text:line-break/></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J2" office:value-type="string">
            <text:p text:style-name="P2"/>
          </table:table-cell>
        </table:table-row>
        <table:table-row>
          <table:table-cell table:style-name="Table2.B2" office:value-type="string">
            <text:p text:style-name="P2">Committed</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gt; Completed<text:line-break/></text:p>
          </table:table-cell>
          <table:table-cell table:style-name="Table2.B2" office:value-type="string">
            <text:p text:style-name="P2"/>
          </table:table-cell>
          <table:table-cell table:style-name="Table2.B2" office:value-type="string">
            <text:p text:style-name="P2"/>
          </table:table-cell>
          <table:table-cell table:style-name="Table2.J2" office:value-type="string">
            <text:p text:style-name="P2"/>
          </table:table-cell>
        </table:table-row>
        <table:table-row>
          <table:table-cell table:style-name="Table2.B2" office:value-type="string">
            <text:p text:style-name="P2">Aborted</text:p>
          </table:table-cell>
          <table:table-cell table:style-name="Table2.B2" office:value-type="string">
            <text:p text:style-name="P2"><text:line-break/></text:p>
          </table:table-cell>
          <table:table-cell table:style-name="Table2.B2" office:value-type="string">
            <text:p text:style-name="P2">-&gt; Completed</text:p>
          </table:table-cell>
          <table:table-cell table:style-name="Table2.B2" office:value-type="string">
            <text:p text:style-name="P2"/>
          </table:table-cell>
          <table:table-cell table:style-name="Table2.B2" office:value-type="string">
            <text:p text:style-name="P2">-&gt; Completed</text:p>
          </table:table-cell>
          <table:table-cell table:style-name="Table2.B2" office:value-type="string">
            <text:p text:style-name="P2"><text:line-break/></text:p>
          </table:table-cell>
          <table:table-cell table:style-name="Table2.B2" office:value-type="string">
            <text:p text:style-name="P2"/>
          </table:table-cell>
          <table:table-cell table:style-name="Table2.B2" office:value-type="string">
            <text:p text:style-name="P2">-&gt; Completed</text:p>
          </table:table-cell>
          <table:table-cell table:style-name="Table2.B2" office:value-type="string">
            <text:p text:style-name="P2"/>
          </table:table-cell>
          <table:table-cell table:style-name="Table2.J2" office:value-type="string">
            <text:p text:style-name="P2"/>
          </table:table-cell>
        </table:table-row>
        <table:table-row>
          <table:table-cell table:style-name="Table2.B2" office:value-type="string">
            <text:p text:style-name="P2">Post-Committed</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text:line-break/></text:p>
          </table:table-cell>
          <table:table-cell table:style-name="Table2.J2" office:value-type="string">
            <text:p text:style-name="P2">-&gt;Ended</text:p>
          </table:table-cell>
        </table:table-row>
      </table:table>
      <text:h text:style-name="Heading_20_4" text:outline-level="4"><text:soft-page-break/>Coordinator Generated Event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column table:style-name="Table3.A"/>
        <table:table-column table:style-name="Table3.J"/>
        <table:table-row>
          <table:table-cell table:style-name="Table3.A1" office:value-type="string">
            <text:p text:style-name="P2"/>
          </table:table-cell>
          <table:table-cell table:style-name="Table3.B1" table:number-columns-spanned="9" office:value-type="string">
            <text:p text:style-name="P5">States</text:p>
          </table:table-cell>
          <table:covered-table-cell/>
          <table:covered-table-cell/>
          <table:covered-table-cell/>
          <table:covered-table-cell/>
          <table:covered-table-cell/>
          <table:covered-table-cell/>
          <table:covered-table-cell/>
          <table:covered-table-cell/>
        </table:table-row>
        <table:table-row>
          <table:table-cell table:style-name="Table3.A1" office:value-type="string">
            <text:p text:style-name="P5">Events</text:p>
          </table:table-cell>
          <table:table-cell table:style-name="Table3.B2" office:value-type="string">
            <text:p text:style-name="P2">Active</text:p>
          </table:table-cell>
          <table:table-cell table:style-name="Table3.B2" office:value-type="string">
            <text:p text:style-name="P2">Pre-Preparing</text:p>
          </table:table-cell>
          <table:table-cell table:style-name="Table3.B2" office:value-type="string">
            <text:p text:style-name="P2">Pre-Prepared</text:p>
          </table:table-cell>
          <table:table-cell table:style-name="Table3.B2" office:value-type="string">
            <text:p text:style-name="P2">Preparing</text:p>
          </table:table-cell>
          <table:table-cell table:style-name="Table3.B2" office:value-type="string">
            <text:p text:style-name="P2">Prepared</text:p>
          </table:table-cell>
          <table:table-cell table:style-name="Table3.B2" office:value-type="string">
            <text:p text:style-name="P2">Committing</text:p>
          </table:table-cell>
          <table:table-cell table:style-name="Table3.B2" office:value-type="string">
            <text:p text:style-name="P2">Aborting</text:p>
          </table:table-cell>
          <table:table-cell table:style-name="Table3.B2" office:value-type="string">
            <text:p text:style-name="P2">Completed</text:p>
          </table:table-cell>
          <table:table-cell table:style-name="Table3.J2" office:value-type="string">
            <text:p text:style-name="P2">Post-Committing</text:p>
          </table:table-cell>
        </table:table-row>
        <table:table-row>
          <table:table-cell table:style-name="Table3.B2" office:value-type="string">
            <text:p text:style-name="P2">Pre-Prepare</text:p>
          </table:table-cell>
          <table:table-cell table:style-name="Table3.B2" office:value-type="string">
            <text:p text:style-name="P2">-&gt; Pre-Preparing<text:line-break/>@PrePrepare<text:line-break/>^Pre-Prepared</text:p>
            <text:p text:style-name="P3">if Fail</text:p>
            <text:p text:style-name="P2">^Aborted</text:p>
          </table:table-cell>
          <table:table-cell table:style-name="Table3.B2" office:value-type="string">
            <text:p text:style-name="P2"/>
          </table:table-cell>
          <table:table-cell table:style-name="Table3.B2" office:value-type="string">
            <text:p text:style-name="P2"/>
          </table:table-cell>
          <table:table-cell table:style-name="Table3.E3"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J2" office:value-type="string">
            <text:p text:style-name="P2"/>
          </table:table-cell>
        </table:table-row>
        <table:table-row>
          <table:table-cell table:style-name="Table3.B2" office:value-type="string">
            <text:p text:style-name="P2">Prepare</text:p>
          </table:table-cell>
          <table:table-cell table:style-name="Table3.B2" office:value-type="string">
            <text:p text:style-name="P3"/>
          </table:table-cell>
          <table:table-cell table:style-name="Table3.B2" office:value-type="string">
            <text:p text:style-name="P2"/>
          </table:table-cell>
          <table:table-cell table:style-name="Table3.B2" office:value-type="string">
            <text:p text:style-name="P2">-&gt;Preparing</text:p>
            <text:p text:style-name="P3">If ReadOnly</text:p>
            <text:p text:style-name="P2">^ReadOnly</text:p>
            <text:p text:style-name="P3">else</text:p>
            <text:p text:style-name="P2">@Prepare<text:line-break/>^Prepared</text:p>
            <text:p text:style-name="P3">if Fail</text:p>
            <text:p text:style-name="P2">^Abort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J2" office:value-type="string">
            <text:p text:style-name="P2"/>
          </table:table-cell>
        </table:table-row>
        <table:table-row>
          <table:table-cell table:style-name="Table3.B2" office:value-type="string">
            <text:p text:style-name="P2">Commit</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gt; Committing<text:line-break/>@Committed<text:line-break/>^Committ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J2" office:value-type="string">
            <text:p text:style-name="P2"/>
          </table:table-cell>
        </table:table-row>
        <table:table-row>
          <table:table-cell table:style-name="Table3.B2" office:value-type="string">
            <text:p text:style-name="P2">Rollback</text:p>
          </table:table-cell>
          <table:table-cell table:style-name="Table3.B2" office:value-type="string">
            <text:p text:style-name="P2">-&gt;Aborting</text:p>
            <text:p text:style-name="P2">@Rolllback</text:p>
            <text:p text:style-name="P3">if Fail</text:p>
            <text:p text:style-name="P2">^Aborted</text:p>
          </table:table-cell>
          <table:table-cell table:style-name="Table3.B2" office:value-type="string">
            <text:p text:style-name="P2"/>
          </table:table-cell>
          <table:table-cell table:style-name="Table3.B2" office:value-type="string">
            <text:p text:style-name="P1">&gt;Aborting</text:p>
            <text:p text:style-name="P2">@Rolllback</text:p>
            <text:p text:style-name="P3">if Fail</text:p>
            <text:p text:style-name="P2">^Aborted</text:p>
          </table:table-cell>
          <table:table-cell table:style-name="Table3.B2" office:value-type="string">
            <text:p text:style-name="P2"/>
          </table:table-cell>
          <table:table-cell table:style-name="Table3.B2" office:value-type="string">
            <text:p text:style-name="P1">&gt;Aborting</text:p>
            <text:p text:style-name="P2">@Rolllback</text:p>
            <text:p text:style-name="P3">if Fail</text:p>
            <text:p text:style-name="P2">^Abort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J2" office:value-type="string">
            <text:p text:style-name="P2"/>
          </table:table-cell>
        </table:table-row>
        <table:table-row>
          <table:table-cell table:style-name="Table3.B2" office:value-type="string">
            <text:p text:style-name="P2">Post-Commit</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gt; End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gt; Post-Committing<text:line-break/>@Post-Committed<text:line-break/>^Post-Committed</text:p>
          </table:table-cell>
          <table:table-cell table:style-name="Table3.J2" office:value-type="string">
            <text:p text:style-name="P2"/>
          </table:table-cell>
        </table:table-row>
      </table:table>
      <text:h text:style-name="Heading_20_2" text:outline-level="2">New Framework Model Annotations And Related Classes</text:h>
      <text:p text:style-name="Code">package org.jboss.jbossts.framework.annotation;<text:line-break/>@Retention(RUNTIME)<text:line-break/>@Target(CLASS)<text:line-break/>public @interface ParticipantService<text:line-break/>{<text:line-break/> <text:s text:c="3"/>public String serviceGroup() default "";<text:line-break/> <text:s text:c="3"/>public Class lifecycleClass() default Default.class;<text:line-break/>}</text:p>
      <text:p text:style-name="Text_20_body"/>
      <text:p text:style-name="Code"><text:span text:style-name="Code_20_Text">@ParticipantService(lifecycleClass=MyLifecycle.class)<text:line-break/>class MyService<text:line-break/>{<text:line-break/> <text:s/>. . .<text:line-break/>}</text:span></text:p>
      <text:p text:style-name="Standard">ParticipantService is an annotation whose target is a class which can operate as a participant service in a <text:s/>specific type of transaction. Methods of the target class which <text:soft-page-break/>perform transactional operations are identified by ServiceRequest annotations. ServiceRequest methods can be annotated with trigger annotations which idenitfy lifecycle methods to be registered as callbacks when the ServiceRequest method is called.</text:p>
      <text:p text:style-name="Text_20_body"><text:span text:style-name="Code_20_Text">serviceGroup</text:span> can be used to group classes which implement a single service cooperatively. Grouping is achieved by specifying the same value in this field for each ParticipantService class in the group. The default value implies that the ParticipantService class implements the service on its own.</text:p>
      <text:p text:style-name="Text_20_body"><text:span text:style-name="Code_20_Text">lifecycleClass</text:span> specifies the default class used when trying to resolve POJO lifecycle methods declared in ServiceRequest annotations and must identify a class not an interface. This field may be overridden in the ServiceRequest annotation itself. If the value of this field is <text:span text:style-name="Code_20_Text">Default.class</text:span> then the ParticipantService class is used as the default class to resolve POJO lifecycle methods.</text:p>
      <text:p text:style-name="Code">package org.jboss.jbossts.framework.annotation;<text:line-break/>@Retention(RUNTIME)<text:line-break/>@Target(CLASS)<text:line-break/>public @interface AT<text:line-break/>{<text:bookmark-start text:name="__DdeLink__2027_752783031"/><text:line-break/> <text:s text:c="3"/>BridgeType bridgeType() default BridgeType.DEFAULT;<text:bookmark-end text:name="__DdeLink__2027_752783031"/><text:line-break/>}</text:p>
      <text:p text:style-name="Code">@Retention(RUNTIME)<text:line-break/>@Target(CLASS)<text:line-break/>public @interface BA<text:line-break/>{<text:line-break/> <text:s text:c="3"/>boolean bridgeType() default false;<text:line-break/>}</text:p>
      <text:p text:style-name="Code"><text:span text:style-name="Code_20_Text">@ParticipantService(lifecycleClass=MyLifecycle.class)<text:line-break/>@AtomicTransaction<text:line-break/>class MyService<text:line-break/>{<text:line-break/> <text:s/>. . .<text:line-break/>}</text:span></text:p>
      <text:p text:style-name="Code"><text:span text:style-name="Code_20_Text"/></text:p>
      <text:p text:style-name="Code">@Retention(RUNTIME)<text:line-break/>@Target(CLASS)<text:line-break/>public @interface JTA<text:line-break/>{<text:line-break/>}</text:p>
      <text:p text:style-name="Code">@Retention(RUNTIME)<text:line-break/>@Target(CLASS)<text:line-break/>public @interface WSAT<text:line-break/>{<text:bookmark-start text:name="__DdeLink__2021_752783031"/><text:line-break/> <text:s text:c="3"/>BridgeType bridgeType() default BridgeType.DEFAULT;<text:bookmark-end text:name="__DdeLink__2021_752783031"/><text:line-break/>}</text:p>
      <text:p text:style-name="Code">@Retention(RUNTIME)<text:line-break/>@Target(CLASS)<text:line-break/>public @interface WSBA<text:line-break/>{<text:bookmark-start text:name="__DdeLink__2011_752783031"/><text:line-break/> <text:s text:c="3"/>BridgeType bridgeType() default BridgeType.DEFAULT;<text:bookmark-end text:name="__DdeLink__2011_752783031"/><text:line-break/> <text:s text:c="3"/>public CompletionType completionType()<text:line-break/> <text:s text:c="7"/>default CompletionType .COORDINATOR;<text:line-break/>}</text:p>
      <text:p text:style-name="Code"><text:soft-page-break/>@Retention(RUNTIME)<text:line-break/>@Target(CLASS)<text:line-break/>public @interface RESTAT<text:line-break/>{<text:line-break/> <text:s text:c="3"/>BridgeType bridgeType() default BridgeType.DEFAULT;<text:line-break/>}</text:p>
      <text:p text:style-name="Code">@Retention(RUNTIME)<text:line-break/>@Target(CLASS)<text:line-break/>public @interface RESTJDI<text:line-break/>{<text:line-break/> <text:s text:c="3"/>BridgeType bridgeType() default BridgeType.<text:bookmark-start text:name="__DdeLink__2036_752783031"/>DEFAULT<text:bookmark-end text:name="__DdeLink__2036_752783031"/>;<text:line-break/>}</text:p>
      <text:p text:style-name="Code">final public enum CompletionType<text:line-break/>{<text:line-break/> <text:s text:c="3"/>COORDINATOR,<text:line-break/> <text:s text:c="3"/>PARTICIPANT<text:line-break/>}</text:p>
      <text:p text:style-name="Code"><text:span text:style-name="Code_20_Text">@ParticipantService(lifecycleClass=MyLifecycle.class)<text:line-break/>@JTA<text:line-break/>@WSAT<text:line-break/>class MyService<text:line-break/>{<text:line-break/> <text:s/>. . .<text:line-break/>}</text:span></text:p>
      <text:p text:style-name="Text_20_body"><text:span text:style-name="Code_20_Text">public enum BridgeType<text:line-break/>{<text:line-break/> <text:s text:c="3"/>DEFAULT,<text:line-break/> <text:s text:c="3"/>NONE,<text:line-break/> <text:s text:c="3"/>JTA,<text:line-break/> <text:s text:c="3"/>WSAT,<text:line-break/> <text:s text:c="3"/>RESTAT<text:line-break/>}</text:span></text:p>
      <text:p text:style-name="Standard">The protocol annotations, <text:span text:style-name="Code_20_Text">AtomicTransaction</text:span>, <text:span text:style-name="Code_20_Text">BusinessActivity</text:span>, <text:span text:style-name="Code_20_Text">JTA</text:span>, <text:span text:style-name="Code_20_Text">WSAT</text:span>, <text:span text:style-name="Code_20_Text">WSBA</text:span>, <text:span text:style-name="Code_20_Text">RESTAT</text:span>, <text:span text:style-name="Code_20_Text">RESTJDI</text:span> are used to declare which type of transactions a PartctipantService class participates in and specify any protocol-specific details of how it does so. The generic declarations allow a service to declare that it implements all the Atomic transcation protocols or all business agreement protocols. If no protocol annotation is provided then the protocol defaults to <text:span text:style-name="Code_20_Text">JTA</text:span>.</text:p>
      <text:p text:style-name="Standard"><text:bookmark-start text:name="__DdeLink__2019_752783031"/><text:span text:style-name="Code_20_Text">bridgeType</text:span> specifies whether the transaction should automatically be bridged to a subordinate transaction before the first service request or transactional lifecycle handler (<text:span text:style-name="Code_20_Text">CLOSE</text:span> or <text:span text:style-name="Code_20_Text">COMPENSATE</text:span> handler) is invoked inside a containing transaction.<text:bookmark-end text:name="__DdeLink__2019_752783031"/> <text:bookmark-start text:name="__DdeLink__2031_752783031"/>Value <text:span text:style-name="Code_20_Text">NONE</text:span> implies no bridging should occur.<text:bookmark-end text:name="__DdeLink__2031_752783031"/> Value <text:span text:style-name="Code_20_Text">JTA</text:span> implies bridging from a WS or REST transaction to a JTA <text:s/>transaction should occur. Value <text:span text:style-name="Code_20_Text">WSAT</text:span> implies bridging from a <text:s/>JTA <text:s/>transaction to a WSAT transaction should occur. Value <text:span text:style-name="Code_20_Text">RESTAT</text:span> implies bridging from a <text:s/>JTA <text:s/>transaction to a RESTAT transaction should occur. Value <text:span text:style-name="Code_20_Text">DEFAULT</text:span> is used in other annotations to allow the setting from this annotation to be inherited. An inherited value of <text:span text:style-name="Code_20_Text">DEFAULT</text:span> is equivalent to <text:span text:style-name="Code_20_Text">NONE</text:span>.</text:p>
      <text:p text:style-name="Standard"><text:span text:style-name="Code_20_Text">CompletionType</text:span> is used to define whether a WSBA ParticipantService employs participant or coordinator completion.</text:p>
      <text:p text:style-name="Code"><text:soft-page-break/>package org.jboss.jbossts.framework.annotation;<text:line-break/>@Retention(RUNTIME)<text:line-break/>@Target(METHOD)<text:line-break/>public @interface ServiceRequest<text:line-break/>{<text:line-break/> <text:s text:c="3"/>public Class lifecycleClass() default Default.class;<text:line-break/> <text:s text:c="3"/>public RequestType requestType default RequestType.MODIFY;<text:line-break/> <text:s text:c="3"/>boolean bridgeType() default false;<text:line-break/>}</text:p>
      <text:p text:style-name="Code"><text:span text:style-name="Code_20_Text">@ParticipantService(lifecycleClass=MyLifecycle.class)<text:line-break/>@JTA<text:line-break/>class MyService<text:line-break/>{<text:line-break/> <text:s/>. . .<text:line-break/> <text:s/>@ServiceRequest int bookTicket(Customer customer, CreditCard card)<text:line-break/> <text:s/>. . .<text:line-break/>}</text:span></text:p>
      <text:p text:style-name="Code"><text:span text:style-name="Code_20_Text"/></text:p>
      <text:p text:style-name="Standard">ServiceRequest annotates a method belonging to a ParticipantService class, indicating that it is involved in performing transactional work on behalf of the service. Details of how the method triggers lifecycle processing in some given type of transaction are provided in accompanying protocol specific trigger annotations.</text:p>
      <text:p text:style-name="Standard"><text:span text:style-name="Code_20_Text">lifecycleClass</text:span> can be used to override the value provided in the ParticipantService annotation. </text:p>
      <text:p text:style-name="Standard"><text:span text:style-name="Code_20_Text">requestType</text:span> identifies whether this request may perform transactional modifications. The framework does not normally register lifecycle callbacks for ServiceRequest methods whose request type is <text:span text:style-name="Code_20_Text">READ_ONLY</text:span> (see the next paragraph for the rider which qualifies this statement). The framework does normally register callbacks for ServiceRequest methods whose request type is <text:s/><text:span text:style-name="Code_20_Text">MODIFY</text:span>, on the assumption that the method has performed transactional changes. The latter methods may inhibit registration of lifecycle methods by calling the <text:span text:style-name="Code_20_Text">readOnly()</text:span> method of an injected transaction control (this needs to be able to be selective, e.g inhibiting registration of <text:span text:style-name="Code_20_Text">PREPARE</text:span> callbacks, or capable of inhibiting all triggers).</text:p>
      <text:p text:style-name="Standard">The reason why it is important to identify <text:span text:style-name="Code_20_Text">READ_ONLY</text:span> methods is that they affect the way the framework performs <text:span text:style-name="Code_20_Text">PREPARE</text:span> or <text:span text:style-name="Code_20_Text">COMPLETE</text:span> processing (as appropriate to the protocol in question). If all ServiceRequest methods in the transaction are <text:span text:style-name="Code_20_Text">READ_ONLY</text:span> the participant will trigger <text:span text:style-name="Code_20_Text">READ_ONLY</text:span> or <text:span text:style-name="Code_20_Text">EXIT</text:span> callbacks, respectively, for these lifecycle events, precluding further involvement in the transaction. If any of the ServiceRequest methods is not <text:span text:style-name="Code_20_Text">READ_ONLY</text:span> then the framework will trigger <text:span text:style-name="Code_20_Text">PREPARE</text:span> or <text:span text:style-name="Code_20_Text">COMPLETE</text:span> callbacks, respectively. Clearly, it would be futile for a <text:span text:style-name="Code_20_Text">READ_ONLY</text:span> declaration or notification to inhibit registration of callbacks which are triggered by <text:span text:style-name="Code_20_Text">READ_ONLY</text:span> or <text:span text:style-name="Code_20_Text">EXIT</text:span> events. So, the framework only registers <text:span text:style-name="Code_20_Text">READ_ONLY</text:span> or <text:span text:style-name="Code_20_Text">EXIT</text:span> lifecycle callbacks when they are triggered by <text:span text:style-name="Code_20_Text">READ_ONLY</text:span> methods or by <text:span text:style-name="Code_20_Text">MODIFY</text:span> methods which notify their <text:span text:style-name="Code_20_Text">READ_ONLY</text:span> status using an injected control.</text:p>
      <text:p text:style-name="P18"><text:span text:style-name="Code_20_Text">bridgeType</text:span> specifies whether the transaction should automatically be bridged to a JTA transaction before the first service request or transactional lifecycle handler (<text:span text:style-name="Code_20_Text">CLOSE</text:span> or <text:span text:style-name="Code_20_Text">COMPENSATE</text:span> handler) is invoked inside a containing non-JTA transaction. It overrides any default value specified in transaction type annotations on the service class.</text:p>
      <text:p text:style-name="Code"><text:soft-page-break/>package org.jboss.jbossts.framework.annotation;<text:line-break/>@Retention(RUNTIME)<text:line-break/>@Target(METHOD)<text:line-break/>public @interface ATTrigger<text:line-break/>{<text:line-break/> <text:s text:c="3"/>public ATLifeCycleEvent lifecycleEvent default PREPAR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p>
      <text:p text:style-name="Code">@Retention(RUNTIME)<text:line-break/>@Target(METHOD)<text:line-break/>public @interface BATrigger<text:line-break/>{<text:line-break/> <text:s text:c="3"/>public BALifeCycleEvent lifecycleEvent default COMPLET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p>
      <text:p text:style-name="Code">public @interface JTATrigger<text:line-break/>{<text:line-break/><text:bookmark-start text:name="DDE_LINK9"/><text:bookmark-start text:name="DDE_LINK8"/> <text:s text:c="3"/>public ATLifeCycleEvent lifecycleEvent default PREPAR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bookmark-end text:name="DDE_LINK9"/><text:bookmark-end text:name="DDE_LINK8"/>}</text:p>
      <text:p text:style-name="Code">@Retention(RUNTIME)<text:line-break/>@Target(METHOD)<text:line-break/>public @interface WSATTrigger<text:line-break/>{<text:line-break/> <text:s text:c="3"/>public BALifeCycleEvent lifecycleEvent default PREPAR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p>
      <text:p text:style-name="Code">public @interface WSBATrigger<text:line-break/>{<text:line-break/> <text:s text:c="3"/>public BALifeCycleEvent lifecycleEvent default COMPLET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p>
      <text:p text:style-name="Code"><text:soft-page-break/>@Retention(RUNTIME)<text:line-break/>@Target(METHOD)<text:line-break/>public @interface RESTATTrigger<text:line-break/>{<text:line-break/> <text:s text:c="3"/>public ATLifeCycleEvent lifecycleEvent default COMPLET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p>
      <text:p text:style-name="Code">public @interface RESTJDITrigger<text:line-break/>{<text:line-break/> <text:s text:c="3"/>public BALifeCycleEvent lifecycleEvent default COMPLET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p>
      <text:p text:style-name="Code">@Retention(RUNTIME)<text:line-break/>@Target(METHOD)<text:line-break/>public @interface BATrigger<text:line-break/>{<text:line-break/> <text:s text:c="3"/>public BALifeCycleEvent lifecycleEvent default COMPLETE;<text:line-break/> <text:s text:c="3"/>public String methodName();<text:line-break/> <text:s text:c="3"/>public DataMatch type() default DataMatch.RETURN_VALUE;<text:line-break/> <text:s text:c="3"/>public ParameterMatch match() default ParameterMatch.STRICT;<text:line-break/> <text:s text:c="3"/>public boolean single() default false;<text:line-break/> <text:s text:c="3"/>public ExecutionOrder order() default ExecutionOrder.NORMAL;<text:line-break/>}</text:p>
      <text:p text:style-name="Code"><text:span text:style-name="Code_20_Text">@ParticipantService(lifecycleClass=MyLifecycle.class)<text:line-break/>@JTA<text:line-break/>class MyService<text:line-break/>{<text:line-break/> <text:s/>. . .<text:line-break/> <text:s/>@ServiceRequest<text:line-break/> <text:s/>@JTATrigger(lifecycleEvent=ATLifecycleEvent.ROLLBACK,<text:line-break/> <text:s text:c="12"/>methodName="rollbackBooking</text:span><text:span text:style-name="Code_20_Text"><text:span text:style-name="T4">")</text:span></text:span><text:span text:style-name="Code_20_Text"><text:line-break/> <text:s/>int bookTicket(Customer customer, CreditCard card)<text:line-break/> <text:s/>. . .<text:line-break/>}</text:span></text:p>
      <text:p text:style-name="Standard">The trigger annotations, <text:span text:style-name="Code_20_Text">ATTrigger</text:span> and <text:span text:style-name="Code_20_Text">BATrigger</text:span> declare a single, generic lifecycle trigger dependency between a ServiceRequest method and a corresponding lifecyle method. The alternative annotations, <text:span text:style-name="Code_20_Text">JTATrigger</text:span>, <text:span text:style-name="Code_20_Text">WSATTrigger</text:span>, <text:span text:style-name="Code_20_Text">WSBATrigger</text:span>, <text:span text:style-name="Code_20_Text">RESTATTrigger</text:span>, <text:span text:style-name="Code_20_Text">RESTJDITrigger</text:span>, can be used to specify trigger relationships which are specific to a given atomic transaction or forward compensation transaction protocol.</text:p>
      <text:p text:style-name="Standard"><text:span text:style-name="Code_20_Text">lifecycleEvent</text:span> declares the protocol-specific lifecycle event which should trigger processing of the lifecycle callback method referenced by this trigger annotation. Each annotation employs its own enumeration of the lifecycle events appropriate to its transaction protocol. This is the only variant field across all the different trigger annotations.</text:p>
      <text:p text:style-name="Standard"><text:span text:style-name="Code_20_Text">methodName</text:span> names the method which should be triggered by the framework when the <text:soft-page-break/>lifecycle event occurs. Clearly, a bare name may be ambiguous in the presence of method overloading. If this occurs then the ambiguity must be capable of being resolved by parameter matching (see below). <text:span text:style-name="T1">Alternatively, we could allow the method name to also include a signature.</text:span></text:p>
      <text:p text:style-name="Standard"><text:span text:style-name="Code_20_Text">save</text:span> identifies which data should be retrieved from the ServiceRequest <text:s/>and used to parameterise the lifecycle callback. <text:span text:style-name="Code_20_Text">RESULT</text:span> saves the result of a non-void request. <text:span text:style-name="Code_20_Text">PARAMETERS</text:span> saves all the parameters of the method in order. <text:span text:style-name="Code_20_Text">CUSTOM</text:span> relies upon auxiliary annotations to identify whether or not to save individual parameters and the return value.</text:p>
      <text:p text:style-name="Standard"><text:span text:style-name="Code_20_Text">match</text:span> identifies how saved data values should be matched with corresponding arguments of the lifecycle callback method. <text:span text:style-name="Code_20_Text">STRICT</text:span> requires saved values to be passed in strict order as arguments to the call (if save was <text:span text:style-name="Code_20_Text">CUSTOM</text:span> then parameters precede return value). The number and type of the saved values must exactly match the number and type of the lifecycle method arguments. In cases where <text:span text:style-name="Code_20_Text">methodName</text:span> is overloaded it must be possible to identify a unique method by means of this matching process. <text:s/><text:span text:style-name="Code_20_Text">ALLOW_NULL</text:span> allows the lifecycle method to have a smaller number of arguments to the number of saved data values. The types of the saved data must match some sub-sequence of the parameter types of the lifecycle method and this must uniquely resolve any ambiguities caused by overloading. In this case lifecycle method arguments for parameters included in the matched sub-sequence will be supplied using the saved data values in order while <text:bookmark-start text:name="DDE_LINK3"/>lifecycle method arguments for parameters omitted from the matched sub-sequence will be supplied<text:bookmark-end text:name="DDE_LINK3"/> as <text:span text:style-name="Code_20_Text">null</text:span> for object type parameters, <text:span text:style-name="Code_20_Text">""</text:span> for string parameters and <text:span text:style-name="Code_20_Text">0</text:span> for numeric type parameters.</text:p>
      <text:p text:style-name="Standard"><text:span text:style-name="Code_20_Text">single</text:span> identifies whether more than one callback can be registered for the lifecycle method in response to multiple invocations of the ServiceRequest method. If it is <text:span text:style-name="Code_20_Text">true</text:span> then the lifecycle method will be called once only using the data saved at the last (non-read only) call to the ServiceRequest method. If it is true then the lifecycle method will be called once in response to each (non-read only) call to the ServiceRequest method.</text:p>
      <text:p text:style-name="Standard"><text:span text:style-name="Code_20_Text">order</text:span> can be used to ensure that certain lifecycle callbacks precede others during lifecycle processing. <text:s/>Normally, callbacks are made in the reverse order to that in which their corresponding service request was made (modulo grouping of requests which need to be executed in the same type of auxiliary transaction as described below). <text:span text:style-name="Code_20_Text">FIRST</text:span> indicates that the callback should be executed before other <text:span text:style-name="Code_20_Text">NORMAL</text:span> callbacks registered for the same lifecycle event. <text:span text:style-name="Code_20_Text">LAST</text:span> indicates that the callback should be executed after other <text:span text:style-name="Code_20_Text">NORMAL</text:span> callbacks registered for the same lifecycle event. Multiple <text:span text:style-name="Code_20_Text">FIRST</text:span> or <text:span text:style-name="Code_20_Text">LAST</text:span> callbacks are sorted in reverse order of registration (modulo auxiliary transaction grouping).</text:p>
      <text:p text:style-name="Code">package org.jboss.jbossts.framework.annotation;<text:line-break/>final public enum ATLifecycleEvent<text:line-break/>{<text:line-break/> <text:s text:c="3"/>PRE_PREPARE,<text:line-break/> <text:s text:c="3"/>PREPARE,<text:line-break/> <text:s text:c="3"/>READ_ONLY,<text:line-break/> <text:s text:c="3"/>ROLLBACK,<text:line-break/> <text:s text:c="3"/>COMMIT,<text:line-break/> <text:s text:c="3"/>POST_COMMIT,<text:line-break/>}</text:p>
      <text:p text:style-name="Code"><text:soft-page-break/>final public enum BALifecycleEvent<text:line-break/>{<text:line-break/><text:bookmark-start text:name="DDE_LINK10"/> <text:s text:c="3"/>EXIT,<text:line-break/> <text:s text:c="3"/>NOT_COMPLETE,<text:line-break/> <text:s text:c="3"/>COMPLETE,<text:line-break/> <text:s text:c="3"/>CANCEL,<text:line-break/> <text:s text:c="3"/>CLOSE,<text:line-break/> <text:s text:c="3"/>COMPENSATE,<text:line-break/> <text:s text:c="3"/>FAIL<text:line-break/><text:bookmark-end text:name="DDE_LINK10"/>}</text:p>
      <text:p text:style-name="Text_20_body">Both the families of transaction protocols define their own set of lifecycle events against which ServiceRequest methods can register lifecycle callbacks.</text:p>
      <text:p text:style-name="Code"><text:bookmark-start text:name="DDE_LINK4"/>package org.jboss.jbossts.framework.annotation;<text:bookmark-end text:name="DDE_LINK4"/><text:line-break/>@Retention(RUNTIME)<text:line-break/>@Target(METHOD)<text:line-break/>public @interface ATTriggers<text:line-break/>{<text:line-break/> <text:s text:c="3"/>ATTrigger[] triggerSet default {};<text:line-break/>}</text:p>
      <text:p text:style-name="Code">@Retention(RUNTIME)<text:line-break/>@Target(METHOD)<text:line-break/>public @interface BATriggers<text:line-break/>{<text:line-break/> <text:s text:c="3"/>BATrigger[] triggerSet default {};<text:line-break/>}</text:p>
      <text:p text:style-name="Code">@Retention(RUNTIME)<text:line-break/>@Target(METHOD)<text:line-break/>public @interface JTATriggers<text:line-break/>{<text:line-break/> <text:s text:c="3"/>JTATrigger[] triggerSet default {};<text:line-break/>}</text:p>
      <text:p text:style-name="Code">@Retention(RUNTIME)<text:line-break/>@Target(METHOD)<text:line-break/>public @interface WSATTriggers<text:line-break/>{<text:line-break/> <text:s text:c="3"/>WSATTrigger[] triggerSet default {};<text:line-break/>}</text:p>
      <text:p text:style-name="Code">@Retention(RUNTIME)<text:line-break/>@Target(METHOD)<text:line-break/>public @interface WSBATriggers<text:line-break/>{<text:line-break/> <text:s text:c="3"/>WSBATrigger[] triggerSet default {};<text:line-break/>}</text:p>
      <text:p text:style-name="Code">@Retention(RUNTIME)<text:line-break/>@Target(METHOD)<text:line-break/>public @interface RESTATTriggers<text:line-break/>{<text:line-break/> <text:s text:c="3"/>RESTATTrigger[] triggerSet default {};<text:line-break/>}</text:p>
      <text:p text:style-name="Code"><text:soft-page-break/>@Retention(RUNTIME)<text:line-break/>@Target(METHOD)<text:line-break/>public @interface RESTBATriggers<text:line-break/>{<text:line-break/> <text:s text:c="3"/>RESTBATrigger[] triggerSet default {};<text:line-break/>}</text:p>
      <text:p text:style-name="Code"><text:span text:style-name="Code_20_Text">@ParticipantService(lifecycleClass=MyLifecycle.class)<text:line-break/>@JTA<text:line-break/>class MyService<text:line-break/>{<text:line-break/> <text:s/>. . .<text:line-break/> <text:s/>@ServiceRequest<text:line-break/> <text:s/>@JTATriggers({ @JTATrigger(lifecycleEvent=ATLifecycleEvent.PRPEARE,<text:line-break/> <text:s text:c="28"/>methodName="prpeareBooking</text:span><text:span text:style-name="Code_20_Text"><text:span text:style-name="T4">")</text:span></text:span></text:p>
      <text:p text:style-name="Text_20_body"><text:span text:style-name="Code_20_Text"><text:span text:style-name="T4"><text:s text:c="17"/>@JTATrigger(lifecycleEvent=ATLifecycleEvent.COMMIT,<text:line-break/> <text:s text:c="28"/>methodName="commitBooking")</text:span></text:span></text:p>
      <text:p text:style-name="Code"><text:span text:style-name="Code_20_Text"><text:span text:style-name="T4"><text:s text:c="17"/>@JTATrigger(lifecycleEvent=ATLifecycleEvent.ROLLBACK,<text:line-break/> <text:s text:c="28"/>methodName="rollbackBooking") })<text:line-break/></text:span></text:span><text:span text:style-name="Code_20_Text"><text:line-break/> <text:s/>int bookTicket(Customer customer, CreditCard card)<text:line-break/> <text:s/>. . .<text:line-break/>}</text:span></text:p>
      <text:p text:style-name="Code"><text:span text:style-name="Code_20_Text"/></text:p>
      <text:p text:style-name="Text_20_body">ServiceRequest methods may need to register multiple triggers. For example, in a JTA transactiion it may be necessary to specify what to do in response to a service request at <text:span text:style-name="Code_20_Text">PREPARE</text:span>, <text:span text:style-name="Code_20_Text">ROLLBACK</text:span> and <text:span text:style-name="Code_20_Text">COMMIT</text:span>. Clearly, it is not possible to do this with a single <text:span text:style-name="Code_20_Text">JTATrigger</text:span> method annotation. So, for each protocol or protocol family there is an alternative annotation which can be used to specify multiple triggers. For the JTA case above the <text:s/>ParticipantService class would employ a <text:span text:style-name="Code_20_Text">JTATriggers</text:span> annotation whose <text:span text:style-name="Code_20_Text">triggerSet</text:span> field would contain 3 embedded <text:span text:style-name="Code_20_Text">JTATrigger</text:span> annotations, whose <text:span text:style-name="Code_20_Text">lifecycleEvent</text:span> fields would have values <text:span text:style-name="Code_20_Text">JTALifecycleEvent.PREPARE</text:span>, <text:span text:style-name="Code_20_Text">JTALifecycleEvent.ROLLBACK</text:span> and <text:span text:style-name="Code_20_Text">JTALifecycleEvent.COMMIT</text:span>.</text:p>
      <text:p text:style-name="Code">@Retention(RUNTIME)<text:line-break/>@Target(METHOD)<text:line-break/>public @interface Recover<text:line-break/>{<text:line-break/>}</text:p>
      <text:p text:style-name="Code">@Retention(RUNTIME)<text:line-break/>@Target(METHOD)<text:line-break/>public @interface <text:bookmark-start text:name="DDE_LINK2"/>RecoverComplete<text:bookmark-end text:name="DDE_LINK2"/><text:line-break/>{<text:line-break/>}</text:p>
      <text:p text:style-name="Text_20_body">The service will need to be able to be involved in recovery independent of running lifecycle callbacks. These annotations are used to idenitfy methods to be called during startup of the framework. The first presents the service with recovered checkpoint data previously written by lifecycle methods using method storeObject of an injected control. The second notifies the service that recovery of checkpoint data written by the service has completed and there are no more records to be presented.</text:p>
      <text:p text:style-name="Code"><text:soft-page-break/>@Retention(RUNTIME)<text:line-break/>@Target(METHOD)<text:line-break/>public @interface ServiceParam<text:line-break/>{<text:line-break/> <text:s text:c="3"/>. . .<text:line-break/>}</text:p>
      <text:p text:style-name="Text_20_body">Annotation on<text:bookmark-start text:name="DDE_LINK5"/> ServiceRequest method parameters and also on <text:span text:style-name="T2">lifecycle method parameters as per original framework. </text:span><text:span text:style-name="T1">Do we need to annotate the lifecycle method class for the latter to work</text:span>?<text:bookmark-end text:name="DDE_LINK5"/><text:span text:style-name="T1"> If so we need an </text:span><text:span text:style-name="Code_20_Text"><text:span text:style-name="T1">@LifecycleRequest</text:span></text:span><text:span text:style-name="T1"> annotation.</text:span></text:p>
      <text:p text:style-name="Code">@Retention(RUNTIME)<text:line-break/>@Target(METHOD)<text:line-break/>public @interface ServiceResult<text:line-break/>{<text:line-break/> <text:s text:c="3"/>. . .<text:line-break/>}</text:p>
      <text:p text:style-name="Text_20_body">Annotation on ServiceRequest method <text:span text:style-name="T2">as per original framework</text:span>.</text:p>
      <text:p text:style-name="Code">final public class Default<text:line-break/>{<text:line-break/>}</text:p>
      <text:p text:style-name="Standard">Class Default is used to provide an empty value for annotation fields of type class.</text:p>
      <text:h text:style-name="Heading_20_2" text:outline-level="2">New Annotation Model Controls and Data Managers</text:h>
      <text:p text:style-name="Text_20_body">The Data Manager functionality provided by the old model should be adequate when it comes to saving and retrieving/restoring business data.</text:p>
      <text:p text:style-name="Code">package org.jboss.jbossts.framework.annotation;<text:line-break/>@Target(ElementType.FIELD<text:line-break/>@Retention(RetentionPolicy.RUNTIME)<text:line-break/>public @interface DataManagement<text:line-break/>{<text:line-break/>}</text:p>
      <text:p text:style-name="Code">package org.jboss.jbossts.framework;<text:line-break/>public interface DataManager<text:line-break/>{<text:line-break/><text:bookmark-start text:name="DDE_LINK14"/> <text:s text:c="3"/>public void put(Object objectId, Object object);<text:line-break/> <text:s text:c="3"/>public Object get(Object objectId);<text:line-break/><text:bookmark-end text:name="DDE_LINK14"/>}</text:p>
      <text:p text:style-name="Code"><text:span text:style-name="Code_20_Text"><text:span text:style-name="T4">@ParticipantService(lifecycleClass=MyLifecycle.class)<text:line-break/>@JTA<text:line-break/>class MyService<text:line-break/>{<text:line-break/> <text:s/>@DataManagement static DataManager dataManager;<text:line-break/> <text:s/>. . .<text:line-break/>}<text:line-break/>class MyLifecycle<text:line-break/>{<text:line-break/> <text:s/>@DataManagement static DataManager dataManager;<text:line-break/> <text:s/>. . .<text:line-break/>}</text:span></text:span></text:p>
      <text:p text:style-name="Text_20_body">A simple AOP transformation can be used to inject a DataManager into a ServiceParticipant class allowing it to save or retrieve data inside service methods. The relevant data manager can be identified using any current transaction id as a key. If no <text:soft-page-break/>data manager is found then one can be created and associated with the transaction.</text:p>
      <text:p text:style-name="Text_20_body">Injection into lifecycle methods is slightly more complex. Firstly, it is not possible to handle the case where the lifecycle method is a WS call or a remote EJB call which runs in another JVM to the triggering transaction. However, even if we ignore this we are still faced with several problems. A lifecycle method may not actually belong to a ServiceParticipant class. Even if <text:s/>it does this may not be the same class as the one which triggered the lifecycle method. So, the AOP transform needs to be applied to any class which employs a DataManager annotation irrespective of whether it has a ServiceParticipant class annotation and there needs to be some way of associating the correct DataManager with lifecycle calls which distinguishes them from normal service requests.</text:p>
      <text:p text:style-name="Text_20_body">We cannot simply rely upon the TX association to locate the DataManager in lifecycle requests. The association with the triggering TX may have been suspended in order to run the lifecycle method in an auxiliary transaction or run it outside of any transaction. During crash recovery processing no TX association exists. So we have to make sure that accesses to the injected field locate the correct DataManager using some alternative lookup mechanism, e.g. a thread local association. Since lifecycle methods may also be service methods this lookup will also have to fall back on the TX association.</text:p>
      <text:p text:style-name="Code">package org.jboss.jbossts.framework.annotation;<text:line-break/>@Target(ElementType.FIELD<text:line-break/>@Retention(RetentionPolicy.RUNTIME)<text:line-break/>public @interface LifecycleManagement<text:line-break/>{<text:line-break/>}</text:p>
      <text:p text:style-name="Code">package org.jboss.jbossts.framework;<text:line-break/>public interface Control<text:line-break/>{<text:line-break/><text:bookmark-start text:name="DDE_LINK12"/> <text:s text:c="3"/>public void readOnly();<text:line-break/> <text:s text:c="3"/>public void fail();<text:line-break/> <text:s text:c="3"/>public String storeObject(Serializable)<text:line-break/> <text:s text:c="3"/>public boolean deleteObject(String)<text:line-break/><text:bookmark-end text:name="DDE_LINK12"/>}</text:p>
      <text:p text:style-name="Code">public interface ATControl extends Control<text:line-break/>{<text:line-break/><text:bookmark-start text:name="DDE_LINK13"/> <text:s text:c="3"/>public void readOnly(ATLifeCycleEvent event);<text:line-break/><text:bookmark-end text:name="DDE_LINK13"/>}</text:p>
      <text:p text:style-name="Code"/>
      <text:p text:style-name="Code">public interface BAControl extends Control<text:line-break/>{<text:line-break/> <text:s text:c="3"/>public void readOnly(BALifeCycleEvent event);<text:line-break/> <text:s text:c="3"/>public void complete();<text:line-break/>}</text:p>
      <text:p text:style-name="Code"><text:bookmark-start text:name="DDE_LINK7"/>public interface WSBAControl extends BAControl<text:line-break/>{<text:line-break/> <text:s text:c="3"/>public void notComplete();<text:line-break/>}<text:bookmark-end text:name="DDE_LINK7"/></text:p>
      <text:p text:style-name="Code"><text:soft-page-break/><text:span text:style-name="Code_20_Text"><text:span text:style-name="T4">@ParticipantService(lifecycleClass=MyLifecycle.class)<text:line-break/>@JTA<text:line-break/>class MyService<text:line-break/>{<text:line-break/> <text:s/>@LifecycleManagement static JTAControl jtaControl;<text:line-break/> <text:s/>. . .<text:line-break/>}<text:line-break/>class MyLifecycle<text:line-break/>{<text:line-break/> <text:s/>@LifecycleManagement static JTAControl jtaControl;<text:line-break/> <text:s/>. . .<text:line-break/>}</text:span></text:span></text:p>
      <text:p text:style-name="Text_20_body">A Control can also be injected into a ServiceParticipant or lifecycle method class allowing the class to notify <text:span text:style-name="Code_20_Text">READ_ONLY</text:span> or <text:span text:style-name="Code_20_Text">FAIL</text:span> outcomes to the framework. Specialised versions of Control allow scoping of <text:span text:style-name="Code_20_Text">READ_ONLY</text:span> events to apply to specific types of lifecycle callback and enable other protocol specific outcomes to be notified.</text:p>
      <text:p text:style-name="Text_20_body">Controls could also be used to store and restore transaction state (as opposed to business logic state). This may help to resolve the problems associated with running lifecycle callbacks in auxiliary transactions. For example, a ParticipantService might log information under a WSAT PREPARE lifecycle callback before committing work done in an auxiliary JTA transaction. It can delete this information later when it is asked to commit or rollback the transaction. If a crash occurs before the triggering transaction can save its state and return <text:span text:style-name="Code_20_Text">PREPARED</text:span> the <text:s/>ParticipantService will have no opportunity to clean up any changes made by the PREPARE lifecycle method inside the auxiliary transaction. However, if the <text:s/>ParticipantService s given the opportunity to detect and reload the logged information during recovery it can perform whatever cleanup is required.</text:p>
      <text:p text:style-name="Text_20_body">Use of the <text:span text:style-name="Code_20_Text">storeObject()</text:span> method requires an associated recovery mechanism which reloads saved objects and presents them back to the service class during recovery processing as a precursor to actually running lifecycle callbacks for recovered transactions. This is probably best achieved by providing ParticipantService classes with <text:span text:style-name="Code_20_Text">METHOD</text:span> annotations <text:span text:style-name="Code_20_Text">Recover</text:span> and <text:span text:style-name="Code_20_Text">RecoverComplete</text:span>. The first method should be called for each recovered object before allowing lifecycle processing to proceed for participants recovered from the log. The second method should be called once all recovered participants have completed, allowing the ParticipantService to clear up records for transactions which were not resolved by recovery processing.</text:p>
      <text:p text:style-name="Text_20_body">The target method for a <text:span text:style-name="Code_20_Text">Recover</text:span> annotation should have <text:span text:style-name="Caption_20_characters">void</text:span> type and take a single argument which should be type-compatible with the type of any saved object.</text:p>
      <text:p text:style-name="Text_20_body">The target method for an <text:span text:style-name="Code_20_Text">RecoverComplete</text:span> annotation should have <text:span text:style-name="Code_20_Text">void</text:span> type and take no argumen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Hindi" svg:font-family="'Lohit Hindi'" style:font-pitch="variable"/>
    <style:font-face style:name="Liberation Serif" svg:font-family="'Liberation Serif'" style:font-family-generic="roman" style:font-pitch="variable"/>
    <style:font-face style:name="ＭＳ Ｐゴシック" svg:font-family="'ＭＳ Ｐゴシック'" style:font-family-generic="script"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draw:fill-image draw:name="Fiery" xlink:href="Pictures/100000000000005E0000005EB1FC5BD3.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text-properties style:font-name="Liberation Sans1"/>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Code" style:family="paragraph" style:parent-style-name="Text_20_body" style:next-style-name="Text_20_body" style:master-page-name="">
      <style:paragraph-properties fo:margin-top="0in" fo:margin-bottom="0.0799in" fo:keep-together="always" style:page-number="auto" fo:background-color="transparent" style:shadow="none">
        <style:tab-stops/>
        <style:drop-cap/>
        <style:background-image/>
      </style:paragraph-properties>
      <style:text-properties style:font-name="Liberation Mono" fo:font-size="11pt"/>
    </style:style>
    <style:style style:name="arj-legal" style:family="paragraph" style:parent-style-name="Standard">
      <style:paragraph-properties fo:margin-left="0in" fo:margin-right="0in" fo:text-align="start" style:justify-single-word="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693in" fo:margin-bottom="0in" fo:line-height="105%" fo:text-align="start" style:justify-single-word="false" fo:text-indent="0in" style:auto-text-indent="false" style:text-autospace="none" style:writing-mode="lr-tb">
        <style:tab-stops>
          <style:tab-stop style:position="0.1299in"/>
          <style:tab-stop style:position="0.6299in"/>
          <style:tab-stop style:position="1.1299in"/>
          <style:tab-stop style:position="1.6299in"/>
          <style:tab-stop style:position="2.1299in"/>
          <style:tab-stop style:position="2.6299in"/>
          <style:tab-stop style:position="3.1299in"/>
          <style:tab-stop style:position="3.6299in"/>
          <style:tab-stop style:position="4.1299in"/>
          <style:tab-stop style:position="4.6299in"/>
          <style:tab-stop style:position="5.1299in"/>
          <style:tab-stop style:position="5.6299in"/>
          <style:tab-stop style:position="6.1299in"/>
          <style:tab-stop style:position="6.6299in"/>
          <style:tab-stop style:position="7.1299in"/>
          <style:tab-stop style:position="7.6299in"/>
          <style:tab-stop style:position="8.1299in"/>
          <style:tab-stop style:position="8.6299in"/>
          <style:tab-stop style:position="9.1299in"/>
          <style:tab-stop style:position="9.6299in"/>
        </style:tab-stops>
      </style:paragraph-properties>
      <style:text-properties fo:color="#000000" style:text-outline="false" style:text-line-through-style="none" style:font-name="ＭＳ Ｐゴシック"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555in" fo:margin-bottom="0in">
        <style:tab-stops>
          <style:tab-stop style:position="0.1925in"/>
          <style:tab-stop style:position="0.6925in"/>
          <style:tab-stop style:position="1.1925in"/>
          <style:tab-stop style:position="1.6925in"/>
          <style:tab-stop style:position="2.1925in"/>
          <style:tab-stop style:position="2.6925in"/>
          <style:tab-stop style:position="3.1925in"/>
          <style:tab-stop style:position="3.6925in"/>
          <style:tab-stop style:position="4.1925in"/>
          <style:tab-stop style:position="4.6925in"/>
          <style:tab-stop style:position="5.1925in"/>
          <style:tab-stop style:position="5.6925in"/>
          <style:tab-stop style:position="6.1925in"/>
          <style:tab-stop style:position="6.6925in"/>
          <style:tab-stop style:position="7.1925in"/>
          <style:tab-stop style:position="7.6925in"/>
          <style:tab-stop style:position="8.1925in"/>
          <style:tab-stop style:position="8.6925in"/>
          <style:tab-stop style:position="9.1925in"/>
          <style:tab-stop style:position="9.6925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0.25in" fo:margin-right="0in" fo:margin-top="0.0835in" fo:margin-bottom="0in" fo:text-indent="-0.2402in" style:auto-text-indent="false">
        <style:tab-stops>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s>
      </style:paragraph-properties>
      <style:text-properties fo:font-weight="normal" style:font-weight-asian="normal" style:font-weight-complex="normal"/>
    </style:style>
    <style:style style:name="Default_7e_LT_7e_Gliederung_20_4" style:display-name="Default~LT~Gliederung 4" style:family="paragraph" style:parent-style-name="Default_7e_LT_7e_Gliederung_20_3">
      <style:paragraph-properties fo:margin-left="0in" fo:margin-right="0in" fo:margin-top="0.0693in" fo:margin-bottom="0in"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weight="bold" style:font-weight-asian="bold" style:font-weight-complex="bold"/>
    </style:style>
    <style:style style:name="Default_7e_LT_7e_Gliederung_20_5" style:display-name="Default~LT~Gliederung 5" style:family="paragraph" style:parent-style-name="Default_7e_LT_7e_Gliederung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font-weight="normal" style:font-weight-asian="normal" style:font-weight-complex="normal"/>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0693in" fo:margin-bottom="0in" fo:line-height="10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name-complex="ＭＳ Ｐゴシック" style:font-size-complex="20pt" style:font-style-complex="normal" style:font-weight-complex="bold"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ohit Hindi" fo:font-size="18pt"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0693in" fo:margin-bottom="0in" fo:line-height="105%" fo:text-align="start" style:justify-single-word="false" fo:text-indent="0in" style:auto-text-indent="false" style:text-autospace="none" style:writing-mode="lr-tb">
        <style:tab-stops>
          <style:tab-stop style:position="0.1299in"/>
          <style:tab-stop style:position="0.6299in"/>
          <style:tab-stop style:position="1.1299in"/>
          <style:tab-stop style:position="1.6299in"/>
          <style:tab-stop style:position="2.1299in"/>
          <style:tab-stop style:position="2.6299in"/>
          <style:tab-stop style:position="3.1299in"/>
          <style:tab-stop style:position="3.6299in"/>
          <style:tab-stop style:position="4.1299in"/>
          <style:tab-stop style:position="4.6299in"/>
          <style:tab-stop style:position="5.1299in"/>
          <style:tab-stop style:position="5.6299in"/>
          <style:tab-stop style:position="6.1299in"/>
          <style:tab-stop style:position="6.6299in"/>
          <style:tab-stop style:position="7.1299in"/>
          <style:tab-stop style:position="7.6299in"/>
          <style:tab-stop style:position="8.1299in"/>
          <style:tab-stop style:position="8.6299in"/>
          <style:tab-stop style:position="9.1299in"/>
          <style:tab-stop style:position="9.6299in"/>
        </style:tab-stops>
      </style:paragraph-properties>
      <style:text-properties fo:color="#000000" style:text-outline="false" style:text-line-through-style="none" style:font-name="ＭＳ Ｐゴシック"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text-overline-style="none" style:text-overline-color="font-color"/>
    </style:style>
    <style:style style:name="Outline_20_2" style:display-name="Outline 2" style:family="paragraph" style:parent-style-name="Outline_20_1">
      <style:paragraph-properties fo:margin-top="0.0555in" fo:margin-bottom="0in">
        <style:tab-stops>
          <style:tab-stop style:position="0.1925in"/>
          <style:tab-stop style:position="0.6925in"/>
          <style:tab-stop style:position="1.1925in"/>
          <style:tab-stop style:position="1.6925in"/>
          <style:tab-stop style:position="2.1925in"/>
          <style:tab-stop style:position="2.6925in"/>
          <style:tab-stop style:position="3.1925in"/>
          <style:tab-stop style:position="3.6925in"/>
          <style:tab-stop style:position="4.1925in"/>
          <style:tab-stop style:position="4.6925in"/>
          <style:tab-stop style:position="5.1925in"/>
          <style:tab-stop style:position="5.6925in"/>
          <style:tab-stop style:position="6.1925in"/>
          <style:tab-stop style:position="6.6925in"/>
          <style:tab-stop style:position="7.1925in"/>
          <style:tab-stop style:position="7.6925in"/>
          <style:tab-stop style:position="8.1925in"/>
          <style:tab-stop style:position="8.6925in"/>
          <style:tab-stop style:position="9.1925in"/>
          <style:tab-stop style:position="9.6925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0.25in" fo:margin-right="0in" fo:margin-top="0.0835in" fo:margin-bottom="0in" fo:text-indent="-0.2402in" style:auto-text-indent="false">
        <style:tab-stops>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s>
      </style:paragraph-properties>
      <style:text-properties fo:font-weight="normal" style:font-weight-asian="normal" style:font-weight-complex="normal"/>
    </style:style>
    <style:style style:name="Outline_20_4" style:display-name="Outline 4" style:family="paragraph" style:parent-style-name="Outline_20_3">
      <style:paragraph-properties fo:margin-left="0in" fo:margin-right="0in" fo:margin-top="0.0693in" fo:margin-bottom="0in"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weight="bold" style:font-weight-asian="bold" style:font-weight-complex="bold"/>
    </style:style>
    <style:style style:name="Outline_20_5" style:display-name="Outline 5" style:family="paragraph" style:parent-style-name="Outline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font-weight="normal" style:font-weight-asian="normal" style:font-weight-complex="normal"/>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style:text-autospace="none"/>
      <style:text-properties fo:font-size="12pt" style:font-size-asian="12pt" style:font-size-complex="12pt"/>
    </style:style>
    <style:style style:name="sample_7e_LT_7e_Gliederung_20_1" style:display-name="sample~LT~Gliederung 1" style:family="paragraph">
      <style:paragraph-properties fo:margin-left="0in" fo:margin-right="0in" fo:margin-top="0.0693in" fo:margin-bottom="0in" fo:line-height="105%" fo:text-align="start" style:justify-single-word="false" fo:text-indent="0in" style:auto-text-indent="false" style:text-autospace="none" style:writing-mode="lr-tb">
        <style:tab-stops>
          <style:tab-stop style:position="0.1299in"/>
          <style:tab-stop style:position="0.6299in"/>
          <style:tab-stop style:position="1.1299in"/>
          <style:tab-stop style:position="1.6299in"/>
          <style:tab-stop style:position="2.1299in"/>
          <style:tab-stop style:position="2.6299in"/>
          <style:tab-stop style:position="3.1299in"/>
          <style:tab-stop style:position="3.6299in"/>
          <style:tab-stop style:position="4.1299in"/>
          <style:tab-stop style:position="4.6299in"/>
          <style:tab-stop style:position="5.1299in"/>
          <style:tab-stop style:position="5.6299in"/>
          <style:tab-stop style:position="6.1299in"/>
          <style:tab-stop style:position="6.6299in"/>
          <style:tab-stop style:position="7.1299in"/>
          <style:tab-stop style:position="7.6299in"/>
          <style:tab-stop style:position="8.1299in"/>
          <style:tab-stop style:position="8.6299in"/>
          <style:tab-stop style:position="9.1299in"/>
          <style:tab-stop style:position="9.6299in"/>
        </style:tab-stops>
      </style:paragraph-properties>
      <style:text-properties fo:color="#ffffff" style:text-outline="false" style:text-line-through-style="none" style:font-name="ＭＳ Ｐゴシック" fo:font-size="20pt" fo:font-style="normal" fo:text-shadow="none" style:text-underline-style="none" fo:font-weight="bold" style:letter-kerning="true" style:font-name-asian="ＭＳ Ｐゴシック" style:font-size-asian="20pt" style:font-style-asian="normal" style:font-weight-asian="bold" style:font-name-complex="ＭＳ Ｐゴシック" style:font-size-complex="20pt" style:font-style-complex="normal" style:font-weight-complex="bold" style:text-emphasize="none" style:text-overline-style="none" style:text-overline-color="font-color"/>
    </style:style>
    <style:style style:name="sample_7e_LT_7e_Gliederung_20_2" style:display-name="sample~LT~Gliederung 2" style:family="paragraph" style:parent-style-name="sample_7e_LT_7e_Gliederung_20_1">
      <style:paragraph-properties fo:margin-top="0.0555in" fo:margin-bottom="0in">
        <style:tab-stops>
          <style:tab-stop style:position="0.1925in"/>
          <style:tab-stop style:position="0.6925in"/>
          <style:tab-stop style:position="1.1925in"/>
          <style:tab-stop style:position="1.6925in"/>
          <style:tab-stop style:position="2.1925in"/>
          <style:tab-stop style:position="2.6925in"/>
          <style:tab-stop style:position="3.1925in"/>
          <style:tab-stop style:position="3.6925in"/>
          <style:tab-stop style:position="4.1925in"/>
          <style:tab-stop style:position="4.6925in"/>
          <style:tab-stop style:position="5.1925in"/>
          <style:tab-stop style:position="5.6925in"/>
          <style:tab-stop style:position="6.1925in"/>
          <style:tab-stop style:position="6.6925in"/>
          <style:tab-stop style:position="7.1925in"/>
          <style:tab-stop style:position="7.6925in"/>
          <style:tab-stop style:position="8.1925in"/>
          <style:tab-stop style:position="8.6925in"/>
          <style:tab-stop style:position="9.1925in"/>
          <style:tab-stop style:position="9.6925in"/>
        </style:tab-stops>
      </style:paragraph-properties>
      <style:text-properties fo:font-weight="normal" style:font-weight-asian="normal" style:font-weight-complex="normal"/>
    </style:style>
    <style:style style:name="sample_7e_LT_7e_Gliederung_20_3" style:display-name="sample~LT~Gliederung 3" style:family="paragraph" style:parent-style-name="sample_7e_LT_7e_Gliederung_20_2">
      <style:paragraph-properties fo:margin-left="1.25in" fo:margin-right="0in" fo:margin-top="0.0835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style>
    <style:style style:name="sample_7e_LT_7e_Gliederung_20_4" style:display-name="sample~LT~Gliederung 4" style:family="paragraph" style:parent-style-name="sample_7e_LT_7e_Gliederung_20_3">
      <style:paragraph-properties fo:margin-left="0in" fo:margin-right="0in" fo:margin-top="0.0693in" fo:margin-bottom="0in"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style>
    <style:style style:name="sample_7e_LT_7e_Gliederung_20_5" style:display-name="sample~LT~Gliederung 5" style:family="paragraph" style:parent-style-name="sample_7e_LT_7e_Gliederung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style>
    <style:style style:name="sample_7e_LT_7e_Gliederung_20_6" style:display-name="sample~LT~Gliederung 6" style:family="paragraph" style:parent-style-name="sample_7e_LT_7e_Gliederung_20_5"/>
    <style:style style:name="sample_7e_LT_7e_Gliederung_20_7" style:display-name="sample~LT~Gliederung 7" style:family="paragraph" style:parent-style-name="sample_7e_LT_7e_Gliederung_20_6"/>
    <style:style style:name="sample_7e_LT_7e_Gliederung_20_8" style:display-name="sample~LT~Gliederung 8" style:family="paragraph" style:parent-style-name="sample_7e_LT_7e_Gliederung_20_7"/>
    <style:style style:name="sample_7e_LT_7e_Gliederung_20_9" style:display-name="sample~LT~Gliederung 9" style:family="paragraph" style:parent-style-name="sample_7e_LT_7e_Gliederung_20_8"/>
    <style:style style:name="sample_7e_LT_7e_Titel" style:display-name="sample~LT~Titel" style:family="paragraph">
      <style:paragraph-properties fo:margin-left="0in" fo:margin-right="0in" fo:margin-top="0in" fo:margin-bottom="0in" fo:line-height="10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sample_7e_LT_7e_Untertitel" style:display-name="sample~LT~Untertitel" style:family="paragraph">
      <style:paragraph-properties fo:margin-left="0in" fo:margin-right="0in" fo:margin-top="0.0693in" fo:margin-bottom="0in" fo:line-height="10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ＭＳ Ｐゴシック" fo:font-size="20pt" fo:font-style="normal" fo:text-shadow="none" style:text-underline-style="none" fo:font-weight="bold" style:letter-kerning="true" style:font-name-asian="ＭＳ Ｐゴシック" style:font-size-asian="20pt" style:font-style-asian="normal" style:font-weight-asian="bold" style:font-name-complex="ＭＳ Ｐゴシック" style:font-size-complex="20pt" style:font-style-complex="normal" style:font-weight-complex="bold" style:text-emphasize="none" style:text-overline-style="none" style:text-overline-color="font-color"/>
    </style:style>
    <style:style style:name="sample_7e_LT_7e_Notizen" style:display-name="sample~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ample_7e_LT_7e_Hintergrundobjekte" style:display-name="sample~LT~Hintergrundobjekte" style:family="paragraph">
      <style:paragraph-properties style:text-autospace="none"/>
      <style:text-properties style:letter-kerning="true"/>
    </style:style>
    <style:style style:name="sample_7e_LT_7e_Hintergrund" style:display-name="sample~LT~Hintergrund" style:family="paragraph">
      <style:paragraph-properties fo:text-align="center" style:justify-single-word="false" style:text-autospace="none"/>
    </style:style>
    <style:style style:name="Bullet_20_Symbols" style:display-name="Bullet Symbols" style:family="text">
      <style:text-properties style:font-name="OpenSymbol" style:font-name-asian="OpenSymbol" style:font-name-complex="OpenSymbol"/>
    </style:style>
    <style:style style:name="Code_20_Text" style:display-name="Code Text" style:family="text">
      <style:text-properties style:font-name="Liberation Mono" fo:font-size="11pt" fo:background-color="transparent"/>
    </style:style>
    <style:style style:name="Example" style:family="text">
      <style:text-properties style:font-name="DejaVu Sans Mono" style:font-name-asian="DejaVu Sans Mono" style:font-name-complex="DejaVu Sans Mono"/>
    </style:style>
    <style:style style:name="Caption_20_characters" style:display-name="Caption character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02in" fo:page-height="8.2701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Single_20_Landscape" style:display-name="Single Landscap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Dinn</meta:initial-creator>
    <meta:creation-date>2010-02-22T14:34:14</meta:creation-date>
    <dc:date>2011-02-10T17:31:43</dc:date>
    <dc:creator>Andrew Dinn</dc:creator>
    <meta:editing-duration>PT112H57M55S</meta:editing-duration>
    <meta:editing-cycles>88</meta:editing-cycles>
    <meta:generator>OpenOffice.org/3.2$Unix OpenOffice.org_project/320m12$Build-9483</meta:generator>
    <meta:printed-by>Andrew Dinn</meta:printed-by>
    <meta:print-date>2010-02-24T11:16:55</meta:print-date>
    <meta:document-statistic meta:table-count="4" meta:image-count="0" meta:object-count="0" meta:page-count="26" meta:paragraph-count="331" meta:word-count="7987" meta:character-count="56080"/>
  </office:meta>
</office:document-meta>
</file>